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A6000000B954EC9FD77A1EE5FB.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ela1" style:family="table" style:master-page-name="Standard">
      <style:table-properties style:width="6.0271in" fo:margin-left="-0.0229in" fo:margin-top="0in" fo:margin-bottom="0in" style:page-number="auto" table:align="left" style:writing-mode="lr-tb"/>
    </style:style>
    <style:style style:name="Tabela1.A" style:family="table-column">
      <style:table-column-properties style:column-width="0.5118in"/>
    </style:style>
    <style:style style:name="Tabela1.B" style:family="table-column">
      <style:table-column-properties style:column-width="0.8639in"/>
    </style:style>
    <style:style style:name="Tabela1.C" style:family="table-column">
      <style:table-column-properties style:column-width="1.6014in"/>
    </style:style>
    <style:style style:name="Tabela1.D" style:family="table-column">
      <style:table-column-properties style:column-width="3.05in"/>
    </style:style>
    <style:style style:name="Tabela1.1" style:family="table-row">
      <style:table-row-properties style:min-row-height="0.2618in" fo:keep-together="auto"/>
    </style:style>
    <style:style style:name="Tabela1.A1" style:family="table-cell">
      <style:table-cell-properties style:vertical-align="middle" fo:background-color="#dbe5f1" fo:padding-left="0.0194in" fo:padding-right="0in" fo:padding-top="0in" fo:padding-bottom="0in" fo:border="0.5pt solid #999999">
        <style:background-image/>
      </style:table-cell-properties>
    </style:style>
    <style:style style:name="Tabela1.2" style:family="table-row">
      <style:table-row-properties style:min-row-height="0.1965in" fo:keep-together="auto"/>
    </style:style>
    <style:style style:name="Tabela1.3" style:family="table-row">
      <style:table-row-properties style:min-row-height="0.2361in" fo:keep-together="auto"/>
    </style:style>
    <style:style style:name="Tabela1.A3" style:family="table-cell">
      <style:table-cell-properties style:vertical-align="middle" fo:background-color="#ffffff" fo:padding-left="0.0194in" fo:padding-right="0in" fo:padding-top="0in" fo:padding-bottom="0in" fo:border="0.5pt solid #999999">
        <style:background-image/>
      </style:table-cell-properties>
    </style:style>
    <style:style style:name="Tabela1.A4" style:family="table-cell">
      <style:table-cell-properties style:vertical-align="middle" fo:background-color="#ffffff" fo:padding-left="0.0194in" fo:padding-right="0in" fo:padding-top="0in" fo:padding-bottom="0in" fo:border-left="0.5pt solid #999999" fo:border-right="0.5pt solid #999999" fo:border-top="none" fo:border-bottom="0.5pt solid #999999">
        <style:background-image/>
      </style:table-cell-properties>
    </style:style>
    <style:style style:name="Tabela6" style:family="table">
      <style:table-properties style:width="5.9056in" table:align="margins" style:writing-mode="lr-tb"/>
    </style:style>
    <style:style style:name="Tabela6.A" style:family="table-column">
      <style:table-column-properties style:column-width="2.9528in" style:rel-column-width="32767*"/>
    </style:style>
    <style:style style:name="Tabela6.B" style:family="table-column">
      <style:table-column-properties style:column-width="2.9528in" style:rel-column-width="32768*"/>
    </style:style>
    <style:style style:name="Tabela6.A1" style:family="table-cell">
      <style:table-cell-properties fo:padding="0.0382in" fo:border-left="0.05pt solid #000000" fo:border-right="none" fo:border-top="0.05pt solid #000000" fo:border-bottom="0.05pt solid #000000"/>
    </style:style>
    <style:style style:name="Tabela6.B1" style:family="table-cell">
      <style:table-cell-properties fo:padding="0.0382in" fo:border="0.05pt solid #000000"/>
    </style:style>
    <style:style style:name="Tabela6.A2" style:family="table-cell">
      <style:table-cell-properties fo:padding="0.0382in" fo:border-left="0.05pt solid #000000" fo:border-right="none" fo:border-top="none" fo:border-bottom="0.05pt solid #000000"/>
    </style:style>
    <style:style style:name="Tabela6.B2" style:family="table-cell">
      <style:table-cell-properties fo:padding="0.0382in" fo:border-left="0.05pt solid #000000" fo:border-right="0.05pt solid #000000" fo:border-top="none" fo:border-bottom="0.05pt solid #000000"/>
    </style:style>
    <style:style style:name="Tabela5"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ela5.A" style:family="table-column">
      <style:table-column-properties style:column-width="1.416in" style:rel-column-width="2039*"/>
    </style:style>
    <style:style style:name="Tabela5.B" style:family="table-column">
      <style:table-column-properties style:column-width="2.0521in" style:rel-column-width="2955*"/>
    </style:style>
    <style:style style:name="Tabela5.C" style:family="table-column">
      <style:table-column-properties style:column-width="0.9604in" style:rel-column-width="1383*"/>
    </style:style>
    <style:style style:name="Tabela5.D" style:family="table-column">
      <style:table-column-properties style:column-width="1.4771in" style:rel-column-width="2127*"/>
    </style:style>
    <style:style style:name="Tabela5.1" style:family="table-row">
      <style:table-row-properties fo:background-color="transparent" fo:keep-together="auto">
        <style:background-image/>
      </style:table-row-properties>
    </style:style>
    <style:style style:name="Tabela5.A1" style:family="table-cell">
      <style:table-cell-properties style:vertical-align="middle" fo:background-color="#dbe5f1" fo:padding-left="0.0194in" fo:padding-right="0in" fo:padding-top="0in" fo:padding-bottom="0in" fo:border-left="0.5pt solid #999999" fo:border-right="none" fo:border-top="0.5pt solid #999999" fo:border-bottom="0.5pt solid #999999" style:writing-mode="lr-tb">
        <style:background-image/>
      </style:table-cell-properties>
    </style:style>
    <style:style style:name="Tabela5.D1" style:family="table-cell">
      <style:table-cell-properties style:vertical-align="middle" fo:background-color="#dbe5f1" fo:padding-left="0.0194in" fo:padding-right="0in" fo:padding-top="0in" fo:padding-bottom="0in" fo:border="0.5pt solid #999999" style:writing-mode="lr-tb">
        <style:background-image/>
      </style:table-cell-properties>
    </style:style>
    <style:style style:name="Tabela5.A2" style:family="table-cell">
      <style:table-cell-properties fo:padding="0.0382in" fo:border-left="0.05pt solid #000000" fo:border-right="none" fo:border-top="none" fo:border-bottom="0.05pt solid #000000"/>
    </style:style>
    <style:style style:name="Tabela5.B2" style:family="table-cell">
      <style:table-cell-properties fo:padding="0.0382in" fo:border-left="0.05pt solid #000000" fo:border-right="none" fo:border-top="none" fo:border-bottom="0.05pt solid #000000"/>
    </style:style>
    <style:style style:name="Tabela5.C2" style:family="table-cell">
      <style:table-cell-properties fo:padding="0.0382in" fo:border-left="0.05pt solid #000000" fo:border-right="none" fo:border-top="none" fo:border-bottom="0.05pt solid #000000"/>
    </style:style>
    <style:style style:name="Tabela5.D2" style:family="table-cell">
      <style:table-cell-properties fo:padding="0.0382in" fo:border-left="0.05pt solid #000000" fo:border-right="0.05pt solid #000000" fo:border-top="none" fo:border-bottom="0.05pt solid #000000"/>
    </style:style>
    <style:style style:name="Tabela5.A3" style:family="table-cell">
      <style:table-cell-properties fo:padding="0.0382in" fo:border-left="0.05pt solid #000000" fo:border-right="none" fo:border-top="none" fo:border-bottom="0.05pt solid #000000"/>
    </style:style>
    <style:style style:name="Tabela5.B3" style:family="table-cell">
      <style:table-cell-properties fo:padding="0.0382in" fo:border-left="0.05pt solid #000000" fo:border-right="none" fo:border-top="none" fo:border-bottom="0.05pt solid #000000"/>
    </style:style>
    <style:style style:name="Tabela5.C3" style:family="table-cell">
      <style:table-cell-properties fo:padding="0.0382in" fo:border-left="0.05pt solid #000000" fo:border-right="none" fo:border-top="none" fo:border-bottom="0.05pt solid #000000"/>
    </style:style>
    <style:style style:name="Tabela5.D3" style:family="table-cell">
      <style:table-cell-properties fo:padding="0.0382in" fo:border-left="0.05pt solid #000000" fo:border-right="0.05pt solid #000000" fo:border-top="none" fo:border-bottom="0.05pt solid #000000"/>
    </style:style>
    <style:style style:name="Tabela5.A4" style:family="table-cell">
      <style:table-cell-properties fo:padding="0.0382in" fo:border-left="0.05pt solid #000000" fo:border-right="none" fo:border-top="none" fo:border-bottom="0.05pt solid #000000"/>
    </style:style>
    <style:style style:name="Tabela5.B4" style:family="table-cell">
      <style:table-cell-properties fo:padding="0.0382in" fo:border-left="0.05pt solid #000000" fo:border-right="none" fo:border-top="none" fo:border-bottom="0.05pt solid #000000"/>
    </style:style>
    <style:style style:name="Tabela5.C4" style:family="table-cell">
      <style:table-cell-properties fo:padding="0.0382in" fo:border-left="0.05pt solid #000000" fo:border-right="none" fo:border-top="none" fo:border-bottom="0.05pt solid #000000"/>
    </style:style>
    <style:style style:name="Tabela5.D4" style:family="table-cell">
      <style:table-cell-properties fo:padding="0.0382in" fo:border-left="0.05pt solid #000000" fo:border-right="0.05pt solid #000000" fo:border-top="none" fo:border-bottom="0.05pt solid #000000"/>
    </style:style>
    <style:style style:name="Tabela5.A5" style:family="table-cell">
      <style:table-cell-properties fo:padding="0.0382in" fo:border-left="0.05pt solid #000000" fo:border-right="none" fo:border-top="none" fo:border-bottom="0.05pt solid #000000"/>
    </style:style>
    <style:style style:name="Tabela5.B5" style:family="table-cell">
      <style:table-cell-properties fo:padding="0.0382in" fo:border-left="0.05pt solid #000000" fo:border-right="none" fo:border-top="none" fo:border-bottom="0.05pt solid #000000"/>
    </style:style>
    <style:style style:name="Tabela5.C5" style:family="table-cell">
      <style:table-cell-properties fo:padding="0.0382in" fo:border-left="0.05pt solid #000000" fo:border-right="none" fo:border-top="none" fo:border-bottom="0.05pt solid #000000"/>
    </style:style>
    <style:style style:name="Tabela5.D5" style:family="table-cell">
      <style:table-cell-properties fo:padding="0.0382in" fo:border-left="0.05pt solid #000000" fo:border-right="0.05pt solid #000000" fo:border-top="none" fo:border-bottom="0.05pt solid #000000"/>
    </style:style>
    <style:style style:name="Tabela5.A6" style:family="table-cell">
      <style:table-cell-properties fo:padding="0.0382in" fo:border-left="0.05pt solid #000000" fo:border-right="none" fo:border-top="none" fo:border-bottom="0.05pt solid #000000"/>
    </style:style>
    <style:style style:name="Tabela5.B6" style:family="table-cell">
      <style:table-cell-properties fo:padding="0.0382in" fo:border-left="0.05pt solid #000000" fo:border-right="none" fo:border-top="none" fo:border-bottom="0.05pt solid #000000"/>
    </style:style>
    <style:style style:name="Tabela5.C6" style:family="table-cell">
      <style:table-cell-properties fo:padding="0.0382in" fo:border-left="0.05pt solid #000000" fo:border-right="none" fo:border-top="none" fo:border-bottom="0.05pt solid #000000"/>
    </style:style>
    <style:style style:name="Tabela5.D6" style:family="table-cell">
      <style:table-cell-properties fo:padding="0.0382in" fo:border-left="0.05pt solid #000000" fo:border-right="0.05pt solid #000000" fo:border-top="none" fo:border-bottom="0.05pt solid #000000"/>
    </style:style>
    <style:style style:name="Tabela5.A7" style:family="table-cell">
      <style:table-cell-properties fo:padding="0.0382in" fo:border-left="0.05pt solid #000000" fo:border-right="none" fo:border-top="none" fo:border-bottom="0.05pt solid #000000"/>
    </style:style>
    <style:style style:name="Tabela5.B7" style:family="table-cell">
      <style:table-cell-properties fo:padding="0.0382in" fo:border-left="0.05pt solid #000000" fo:border-right="none" fo:border-top="none" fo:border-bottom="0.05pt solid #000000"/>
    </style:style>
    <style:style style:name="Tabela5.C7" style:family="table-cell">
      <style:table-cell-properties fo:padding="0.0382in" fo:border-left="0.05pt solid #000000" fo:border-right="none" fo:border-top="none" fo:border-bottom="0.05pt solid #000000"/>
    </style:style>
    <style:style style:name="Tabela5.D7" style:family="table-cell">
      <style:table-cell-properties fo:padding="0.0382in" fo:border-left="0.05pt solid #000000" fo:border-right="0.05pt solid #000000" fo:border-top="none" fo:border-bottom="0.05pt solid #000000"/>
    </style:style>
    <style:style style:name="Tabela5.A8" style:family="table-cell">
      <style:table-cell-properties fo:padding="0.0382in" fo:border-left="0.05pt solid #000000" fo:border-right="none" fo:border-top="none" fo:border-bottom="0.05pt solid #000000"/>
    </style:style>
    <style:style style:name="Tabela5.B8" style:family="table-cell">
      <style:table-cell-properties fo:padding="0.0382in" fo:border-left="0.05pt solid #000000" fo:border-right="none" fo:border-top="none" fo:border-bottom="0.05pt solid #000000"/>
    </style:style>
    <style:style style:name="Tabela5.C8" style:family="table-cell">
      <style:table-cell-properties fo:padding="0.0382in" fo:border-left="0.05pt solid #000000" fo:border-right="none" fo:border-top="none" fo:border-bottom="0.05pt solid #000000"/>
    </style:style>
    <style:style style:name="Tabela5.D8" style:family="table-cell">
      <style:table-cell-properties fo:padding="0.0382in" fo:border-left="0.05pt solid #000000" fo:border-right="0.05pt solid #000000" fo:border-top="none" fo:border-bottom="0.05pt solid #000000"/>
    </style:style>
    <style:style style:name="Tabela5.A9" style:family="table-cell">
      <style:table-cell-properties fo:padding="0.0382in" fo:border-left="0.05pt solid #000000" fo:border-right="none" fo:border-top="none" fo:border-bottom="0.05pt solid #000000"/>
    </style:style>
    <style:style style:name="Tabela5.B9" style:family="table-cell">
      <style:table-cell-properties fo:padding="0.0382in" fo:border-left="0.05pt solid #000000" fo:border-right="none" fo:border-top="none" fo:border-bottom="0.05pt solid #000000"/>
    </style:style>
    <style:style style:name="Tabela5.C9" style:family="table-cell">
      <style:table-cell-properties fo:padding="0.0382in" fo:border-left="0.05pt solid #000000" fo:border-right="none" fo:border-top="none" fo:border-bottom="0.05pt solid #000000"/>
    </style:style>
    <style:style style:name="Tabela5.D9" style:family="table-cell">
      <style:table-cell-properties fo:padding="0.0382in" fo:border-left="0.05pt solid #000000" fo:border-right="0.05pt solid #000000" fo:border-top="none" fo:border-bottom="0.05pt solid #000000"/>
    </style:style>
    <style:style style:name="Tabela5.A10" style:family="table-cell">
      <style:table-cell-properties fo:padding="0.0382in" fo:border-left="0.05pt solid #000000" fo:border-right="none" fo:border-top="none" fo:border-bottom="0.05pt solid #000000"/>
    </style:style>
    <style:style style:name="Tabela5.B10" style:family="table-cell">
      <style:table-cell-properties fo:padding="0.0382in" fo:border-left="0.05pt solid #000000" fo:border-right="none" fo:border-top="none" fo:border-bottom="0.05pt solid #000000"/>
    </style:style>
    <style:style style:name="Tabela5.C10" style:family="table-cell">
      <style:table-cell-properties fo:padding="0.0382in" fo:border-left="0.05pt solid #000000" fo:border-right="none" fo:border-top="none" fo:border-bottom="0.05pt solid #000000"/>
    </style:style>
    <style:style style:name="Tabela5.D10" style:family="table-cell">
      <style:table-cell-properties fo:padding="0.0382in" fo:border-left="0.05pt solid #000000" fo:border-right="0.05pt solid #000000" fo:border-top="none" fo:border-bottom="0.05pt solid #000000"/>
    </style:style>
    <style:style style:name="Table1" style:family="table">
      <style:table-properties style:width="6.0243in" fo:margin-left="-0.0229in" fo:margin-top="0in" fo:margin-bottom="0in" table:align="left" style:writing-mode="lr-tb"/>
    </style:style>
    <style:style style:name="Table1.A" style:family="table-column">
      <style:table-column-properties style:column-width="1.6917in"/>
    </style:style>
    <style:style style:name="Table1.B" style:family="table-column">
      <style:table-column-properties style:column-width="3.2486in"/>
    </style:style>
    <style:style style:name="Table1.C" style:family="table-column">
      <style:table-column-properties style:column-width="1.084in"/>
    </style:style>
    <style:style style:name="Table1.1" style:family="table-row">
      <style:table-row-properties style:min-row-height="0.2618in" fo:keep-together="auto"/>
    </style:style>
    <style:style style:name="Table1.A1" style:family="table-cell">
      <style:table-cell-properties style:vertical-align="middle" fo:background-color="#dbe5f1" fo:padding-left="0.0194in" fo:padding-right="0in" fo:padding-top="0in" fo:padding-bottom="0in" fo:border="0.5pt solid #999999">
        <style:background-image/>
      </style:table-cell-properties>
    </style:style>
    <style:style style:name="Table1.2" style:family="table-row">
      <style:table-row-properties style:min-row-height="0.1965in" fo:keep-together="auto"/>
    </style:style>
    <style:style style:name="Table1.3" style:family="table-row">
      <style:table-row-properties style:min-row-height="0.2361in" fo:keep-together="auto"/>
    </style:style>
    <style:style style:name="Table1.A3" style:family="table-cell">
      <style:table-cell-properties style:vertical-align="middle" fo:background-color="#ffffff" fo:padding-left="0.0194in" fo:padding-right="0in" fo:padding-top="0in" fo:padding-bottom="0in" fo:border="0.5pt solid #999999">
        <style:background-image/>
      </style:table-cell-properties>
    </style:style>
    <style:style style:name="Table1.A5" style:family="table-cell">
      <style:table-cell-properties style:vertical-align="middle" fo:background-color="#ffffff" fo:padding-left="0.0194in" fo:padding-right="0in" fo:padding-top="0in" fo:padding-bottom="0in" fo:border-left="0.5pt solid #999999" fo:border-right="0.5pt solid #999999" fo:border-top="none" fo:border-bottom="0.5pt solid #999999">
        <style:background-image/>
      </style:table-cell-properties>
    </style:style>
    <style:style style:name="P1" style:family="paragraph" style:parent-style-name="Standard">
      <style:paragraph-properties fo:margin-top="0in" fo:margin-bottom="0.1665in" loext:contextual-spacing="false" fo:line-height="100%" fo:text-align="justify" style:justify-single-word="false"/>
      <style:text-properties style:language-asian="pt" style:country-asian="BR" style:font-size-complex="10pt"/>
    </style:style>
    <style:style style:name="P2" style:family="paragraph" style:parent-style-name="Descrição">
      <style:paragraph-properties fo:margin-top="0in" fo:margin-bottom="0.1665in" loext:contextual-spacing="false" fo:line-height="100%" fo:text-align="justify" style:justify-single-word="false"/>
      <style:text-properties style:language-asian="pt" style:country-asian="BR" style:font-size-complex="10pt"/>
    </style:style>
    <style:style style:name="P3" style:family="paragraph" style:parent-style-name="Header">
      <style:paragraph-properties fo:margin-top="0in" fo:margin-bottom="0.1665in" loext:contextual-spacing="false" fo:line-height="100%" fo:text-align="justify" style:justify-single-word="false"/>
      <style:text-properties officeooo:rsid="0002080e" officeooo:paragraph-rsid="0002080e" style:language-asian="pt" style:country-asian="BR" style:font-size-complex="10pt"/>
    </style:style>
    <style:style style:name="P4" style:family="paragraph" style:parent-style-name="Footer">
      <style:paragraph-properties fo:margin-top="0.0835in" fo:margin-bottom="0.0835in" loext:contextual-spacing="false"/>
    </style:style>
    <style:style style:name="P5" style:family="paragraph" style:parent-style-name="Footer">
      <style:paragraph-properties fo:margin-top="0.0835in" fo:margin-bottom="0.0835in" loext:contextual-spacing="false" fo:text-align="end" style:justify-single-word="false"/>
    </style:style>
    <style:style style:name="P6" style:family="paragraph" style:parent-style-name="Footer">
      <style:paragraph-properties fo:margin-top="0.0835in" fo:margin-bottom="0.0835in" loext:contextual-spacing="false"/>
      <style:text-properties fo:color="#244061"/>
    </style:style>
    <style:style style:name="P7" style:family="paragraph" style:parent-style-name="Standard">
      <style:paragraph-properties fo:line-height="150%"/>
    </style:style>
    <style:style style:name="P8" style:family="paragraph" style:parent-style-name="Standard">
      <style:paragraph-properties fo:line-height="150%" fo:text-align="justify" style:justify-single-word="false"/>
      <style:text-properties style:font-name="Times New Roman" fo:font-size="8pt" style:font-size-asian="7pt" style:font-size-complex="8pt"/>
    </style:style>
    <style:style style:name="P9" style:family="paragraph" style:parent-style-name="Standard">
      <style:paragraph-properties fo:line-height="150%" fo:text-align="justify" style:justify-single-word="false"/>
      <style:text-properties style:font-name="Times New Roman" fo:font-size="8pt" officeooo:rsid="000ea355" officeooo:paragraph-rsid="000ea355" style:font-size-asian="7pt" style:font-size-complex="8pt"/>
    </style:style>
    <style:style style:name="P10" style:family="paragraph" style:parent-style-name="Standard">
      <style:paragraph-properties fo:line-height="150%" fo:text-align="justify" style:justify-single-word="false"/>
      <style:text-properties style:font-name="Times New Roman" fo:font-size="8pt" officeooo:rsid="000ebb33" officeooo:paragraph-rsid="000ebb33" style:font-size-asian="7pt" style:font-size-complex="8pt"/>
    </style:style>
    <style:style style:name="P11" style:family="paragraph" style:parent-style-name="Standard">
      <style:paragraph-properties fo:line-height="150%" fo:text-align="justify" style:justify-single-word="false"/>
      <style:text-properties style:font-name="Times New Roman" fo:font-size="8pt" officeooo:rsid="000fa786" officeooo:paragraph-rsid="000fa786" style:font-size-asian="7pt" style:font-size-complex="8pt"/>
    </style:style>
    <style:style style:name="P12" style:family="paragraph" style:parent-style-name="Standard">
      <style:paragraph-properties fo:line-height="150%"/>
      <style:text-properties style:font-name="Times New Roman"/>
    </style:style>
    <style:style style:name="P13" style:family="paragraph" style:parent-style-name="Standard">
      <style:paragraph-properties fo:line-height="150%" fo:text-align="justify" style:justify-single-word="false"/>
      <style:text-properties style:font-name="Times New Roman"/>
    </style:style>
    <style:style style:name="P14" style:family="paragraph" style:parent-style-name="Standard">
      <style:paragraph-properties fo:line-height="150%"/>
      <style:text-properties style:font-name="Times New Roman" fo:font-size="12pt" style:font-size-asian="12pt" style:font-size-complex="12pt"/>
    </style:style>
    <style:style style:name="P15"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16" style:family="paragraph" style:parent-style-name="Standard">
      <style:paragraph-properties fo:line-height="150%" fo:text-align="justify" style:justify-single-word="false"/>
      <style:text-properties style:font-name="Times New Roman" fo:font-size="12pt" officeooo:rsid="0009c935" officeooo:paragraph-rsid="0009c935" style:font-size-asian="12pt" style:font-size-complex="12pt"/>
    </style:style>
    <style:style style:name="P17" style:family="paragraph" style:parent-style-name="Standard">
      <style:paragraph-properties fo:line-height="150%" fo:text-align="justify" style:justify-single-word="false"/>
      <style:text-properties style:font-name="Times New Roman" fo:font-size="12pt" officeooo:rsid="00180c30" officeooo:paragraph-rsid="00180c30" style:font-size-asian="12pt" style:font-size-complex="12pt"/>
    </style:style>
    <style:style style:name="P18" style:family="paragraph" style:parent-style-name="Standard">
      <style:paragraph-properties fo:line-height="150%" fo:text-align="justify" style:justify-single-word="false"/>
      <style:text-properties style:font-name="Times New Roman" fo:font-size="12pt" officeooo:rsid="000ea355" officeooo:paragraph-rsid="000ea355" style:font-size-asian="12pt" style:font-size-complex="12pt"/>
    </style:style>
    <style:style style:name="P19" style:family="paragraph" style:parent-style-name="Standard">
      <style:paragraph-properties fo:line-height="150%" fo:text-align="justify" style:justify-single-word="false"/>
      <style:text-properties style:font-name="Times New Roman" fo:font-size="12pt" officeooo:rsid="000ebb33" officeooo:paragraph-rsid="000ebb33" style:font-size-asian="12pt" style:font-size-complex="12pt"/>
    </style:style>
    <style:style style:name="P20" style:family="paragraph" style:parent-style-name="Standard">
      <style:paragraph-properties fo:line-height="150%" fo:text-align="justify" style:justify-single-word="false"/>
      <style:text-properties style:font-name="Times New Roman" fo:font-size="12pt" officeooo:rsid="002b6f5a" officeooo:paragraph-rsid="002b6f5a" style:font-size-asian="12pt" style:font-size-complex="12pt"/>
    </style:style>
    <style:style style:name="P21" style:family="paragraph" style:parent-style-name="Standard">
      <style:paragraph-properties fo:line-height="150%" fo:text-align="justify" style:justify-single-word="false"/>
      <style:text-properties style:font-name="Times New Roman" fo:font-size="12pt" officeooo:rsid="000fa786" officeooo:paragraph-rsid="000fa786" style:font-size-asian="12pt" style:font-size-complex="12pt"/>
    </style:style>
    <style:style style:name="P22" style:family="paragraph" style:parent-style-name="Standard">
      <style:paragraph-properties fo:line-height="150%" fo:text-align="justify" style:justify-single-word="false"/>
      <style:text-properties style:font-name="Times New Roman" fo:font-size="12pt" officeooo:rsid="002c2f8b" officeooo:paragraph-rsid="002c2f8b" style:font-size-asian="12pt" style:font-size-complex="12pt"/>
    </style:style>
    <style:style style:name="P23" style:family="paragraph" style:parent-style-name="Standard">
      <style:paragraph-properties fo:line-height="150%" fo:text-align="justify" style:justify-single-word="false"/>
      <style:text-properties style:font-name="Times New Roman" fo:font-size="12pt" officeooo:rsid="00217cb5" officeooo:paragraph-rsid="00217cb5" style:font-size-asian="12pt" style:font-size-complex="12pt"/>
    </style:style>
    <style:style style:name="P24" style:family="paragraph" style:parent-style-name="Standard">
      <style:paragraph-properties fo:line-height="150%" fo:text-align="justify" style:justify-single-word="false"/>
      <style:text-properties style:font-name="Times New Roman" fo:font-size="12pt" officeooo:rsid="00112f86" officeooo:paragraph-rsid="00112f86" style:font-size-asian="12pt" style:font-size-complex="12pt"/>
    </style:style>
    <style:style style:name="P25" style:family="paragraph" style:parent-style-name="Standard">
      <style:paragraph-properties fo:line-height="150%" fo:text-align="justify" style:justify-single-word="false"/>
      <style:text-properties style:font-name="Times New Roman" fo:font-size="12pt" officeooo:rsid="001f4809" officeooo:paragraph-rsid="001f4809" style:font-size-asian="12pt" style:font-size-complex="12pt"/>
    </style:style>
    <style:style style:name="P26" style:family="paragraph" style:parent-style-name="Standard">
      <style:paragraph-properties fo:line-height="150%" fo:text-align="center" style:justify-single-word="false"/>
      <style:text-properties style:font-name="Times New Roman" fo:font-weight="bold" style:font-weight-asian="bold"/>
    </style:style>
    <style:style style:name="P27" style:family="paragraph" style:parent-style-name="Standard">
      <style:paragraph-properties fo:text-align="center" style:justify-single-word="false"/>
      <style:text-properties style:font-name="Times New Roman"/>
    </style:style>
    <style:style style:name="P28" style:family="paragraph" style:parent-style-name="Comments">
      <style:paragraph-properties fo:line-height="150%"/>
    </style:style>
    <style:style style:name="P29" style:family="paragraph" style:parent-style-name="Comments">
      <style:paragraph-properties fo:line-height="150%" fo:text-align="justify" style:justify-single-word="false"/>
      <style:text-properties style:font-name="Times New Roman"/>
    </style:style>
    <style:style style:name="P30" style:family="paragraph" style:parent-style-name="Comments">
      <style:paragraph-properties fo:line-height="150%" fo:text-align="justify" style:justify-single-word="false"/>
      <style:text-properties style:font-name="Times New Roman" officeooo:paragraph-rsid="0024c967"/>
    </style:style>
    <style:style style:name="P31" style:family="paragraph" style:parent-style-name="Comments">
      <style:paragraph-properties fo:line-height="150%" fo:text-align="justify" style:justify-single-word="false"/>
      <style:text-properties style:font-name="Times New Roman" officeooo:paragraph-rsid="0026c337"/>
    </style:style>
    <style:style style:name="P32" style:family="paragraph" style:parent-style-name="Comments">
      <style:paragraph-properties fo:line-height="150%"/>
      <style:text-properties style:font-name="Times New Roman" officeooo:paragraph-rsid="002c2f8b"/>
    </style:style>
    <style:style style:name="P33" style:family="paragraph" style:parent-style-name="Comments">
      <style:paragraph-properties fo:line-height="150%" fo:text-align="justify" style:justify-single-word="false"/>
      <style:text-properties style:font-name="Times New Roman" fo:font-size="8pt" officeooo:rsid="0023174b" officeooo:paragraph-rsid="0023174b" style:font-size-asian="7pt" style:font-size-complex="8pt"/>
    </style:style>
    <style:style style:name="P34" style:family="paragraph" style:parent-style-name="Comments">
      <style:paragraph-properties fo:line-height="150%" fo:text-align="justify" style:justify-single-word="false"/>
      <style:text-properties style:font-name="Times New Roman" fo:font-size="12pt" officeooo:rsid="0026c337" officeooo:paragraph-rsid="0026c337" style:font-size-asian="10.5pt" style:font-size-complex="12pt"/>
    </style:style>
    <style:style style:name="P35" style:family="paragraph" style:parent-style-name="Comments">
      <style:paragraph-properties fo:line-height="150%" fo:text-align="justify" style:justify-single-word="false"/>
      <style:text-properties style:font-name="Times New Roman" fo:font-size="12pt" officeooo:rsid="002b6f5a" officeooo:paragraph-rsid="002b6f5a" style:font-size-asian="10.5pt" style:font-size-complex="12pt"/>
    </style:style>
    <style:style style:name="P36" style:family="paragraph" style:parent-style-name="Comments">
      <style:paragraph-properties fo:line-height="150%" fo:text-align="justify" style:justify-single-word="false"/>
      <style:text-properties style:font-name="Times New Roman" fo:font-size="12pt" officeooo:rsid="0023174b" officeooo:paragraph-rsid="0023174b" style:font-size-asian="10.5pt" style:font-size-complex="12pt"/>
    </style:style>
    <style:style style:name="P37" style:family="paragraph" style:parent-style-name="Comments">
      <style:paragraph-properties fo:line-height="150%" fo:text-align="justify" style:justify-single-word="false"/>
      <style:text-properties style:font-name="Times New Roman" fo:font-size="12pt" officeooo:rsid="0024c967" officeooo:paragraph-rsid="0024c967" style:font-size-asian="10.5pt" style:font-size-complex="12pt"/>
    </style:style>
    <style:style style:name="P38" style:family="paragraph" style:parent-style-name="Comments">
      <style:paragraph-properties fo:line-height="150%" fo:text-align="justify" style:justify-single-word="false"/>
      <style:text-properties style:font-name="Times New Roman" fo:font-size="12pt" officeooo:rsid="0026ebd6" officeooo:paragraph-rsid="0024c967" style:font-size-asian="10.5pt" style:font-size-complex="12pt"/>
    </style:style>
    <style:style style:name="P39" style:family="paragraph" style:parent-style-name="Comments">
      <style:paragraph-properties fo:line-height="150%" fo:text-align="justify" style:justify-single-word="false"/>
      <style:text-properties style:font-name="Times New Roman" fo:font-size="12pt" officeooo:rsid="00280e8b" officeooo:paragraph-rsid="0024c967" style:font-size-asian="10.5pt" style:font-size-complex="12pt"/>
    </style:style>
    <style:style style:name="P40" style:family="paragraph" style:parent-style-name="Comments">
      <style:paragraph-properties fo:line-height="150%" fo:text-align="justify" style:justify-single-word="false"/>
      <style:text-properties style:font-name="Times New Roman" fo:font-size="12pt" officeooo:rsid="00280e8b" officeooo:paragraph-rsid="00280e8b" style:font-size-asian="10.5pt" style:font-size-complex="12pt"/>
    </style:style>
    <style:style style:name="P41" style:family="paragraph" style:parent-style-name="Comments">
      <style:paragraph-properties fo:line-height="150%" fo:text-align="justify" style:justify-single-word="false"/>
      <style:text-properties style:font-name="Times New Roman" officeooo:rsid="00280e8b" officeooo:paragraph-rsid="00280e8b"/>
    </style:style>
    <style:style style:name="P42" style:family="paragraph" style:parent-style-name="TOC_20_Heading">
      <style:paragraph-properties fo:line-height="150%"/>
    </style:style>
    <style:style style:name="P43" style:family="paragraph" style:parent-style-name="Contents_20_2">
      <style:paragraph-properties fo:line-height="150%">
        <style:tab-stops>
          <style:tab-stop style:position="0.611in"/>
          <style:tab-stop style:position="5.8984in" style:type="right" style:leader-style="dotted" style:leader-text="."/>
        </style:tab-stops>
      </style:paragraph-properties>
    </style:style>
    <style:style style:name="P44" style:family="paragraph" style:parent-style-name="Contents_20_1">
      <style:paragraph-properties fo:line-height="150%"/>
    </style:style>
    <style:style style:name="P45" style:family="paragraph" style:parent-style-name="Versões">
      <style:text-properties officeooo:rsid="0002080e" officeooo:paragraph-rsid="0002080e"/>
    </style:style>
    <style:style style:name="P46" style:family="paragraph" style:parent-style-name="Versões">
      <style:text-properties fo:font-weight="bold" style:font-weight-asian="bold"/>
    </style:style>
    <style:style style:name="P47" style:family="paragraph" style:parent-style-name="Text_20_body">
      <style:paragraph-properties fo:margin-left="0in" fo:margin-right="0in" fo:margin-top="0in" fo:margin-bottom="0in" loext:contextual-spacing="false" fo:line-height="120%" fo:text-align="center" style:justify-single-word="false" fo:text-indent="0in" style:auto-text-indent="false" style:writing-mode="lr-tb"/>
    </style:style>
    <style:style style:name="P48" style:family="paragraph" style:parent-style-name="Table">
      <style:paragraph-properties fo:line-height="150%"/>
      <style:text-properties style:font-name="Times New Roman" officeooo:rsid="0028eb74" officeooo:paragraph-rsid="0028eb74"/>
    </style:style>
    <style:style style:name="P49" style:family="paragraph" style:parent-style-name="Table">
      <style:paragraph-properties fo:line-height="150%"/>
      <style:text-properties style:font-name="Times New Roman"/>
    </style:style>
    <style:style style:name="P50" style:family="paragraph" style:parent-style-name="Table_20_Contents">
      <style:paragraph-properties fo:text-align="center" style:justify-single-word="false"/>
      <style:text-properties fo:color="#00000a" style:font-name="Times New Roman" fo:font-size="11pt" fo:language="pt" fo:country="BR" fo:font-weight="bold" officeooo:rsid="002c2f8b" officeooo:paragraph-rsid="002c2f8b" style:font-name-asian="Calibri1" style:font-size-asian="11pt" style:language-asian="en" style:country-asian="US" style:font-weight-asian="bold" style:font-name-complex="DejaVu Sans" style:font-size-complex="11pt" style:language-complex="ar" style:country-complex="SA"/>
    </style:style>
    <style:style style:name="P51" style:family="paragraph" style:parent-style-name="Table_20_Contents">
      <style:text-properties style:font-name="Times New Roman" officeooo:rsid="002cf410" officeooo:paragraph-rsid="002cf410"/>
    </style:style>
    <style:style style:name="P52" style:family="paragraph" style:parent-style-name="Table_20_Contents">
      <style:paragraph-properties fo:text-align="center" style:justify-single-word="false"/>
      <style:text-properties style:font-name="Times New Roman" officeooo:rsid="002cf410" officeooo:paragraph-rsid="002cf410"/>
    </style:style>
    <style:style style:name="P53" style:family="paragraph" style:parent-style-name="Table_20_Contents">
      <style:text-properties style:font-name="Times New Roman" officeooo:rsid="002dde43" officeooo:paragraph-rsid="002dde43"/>
    </style:style>
    <style:style style:name="P54" style:family="paragraph" style:parent-style-name="Table_20_Contents">
      <style:paragraph-properties fo:text-align="center" style:justify-single-word="false"/>
      <style:text-properties style:font-name="Times New Roman" officeooo:rsid="002dde43" officeooo:paragraph-rsid="002dde43"/>
    </style:style>
    <style:style style:name="P55" style:family="paragraph" style:parent-style-name="Table_20_Contents">
      <style:paragraph-properties fo:text-align="center" style:justify-single-word="false"/>
      <style:text-properties fo:color="#000080" style:font-name="Times New Roman"/>
    </style:style>
    <style:style style:name="P56" style:family="paragraph" style:parent-style-name="Standard" style:list-style-name="L1">
      <style:paragraph-properties fo:line-height="150%" fo:text-align="justify" style:justify-single-word="false"/>
      <style:text-properties style:font-name="Times New Roman" fo:font-size="12pt" officeooo:rsid="0016f9b0" officeooo:paragraph-rsid="0016f9b0" style:font-size-asian="12pt" style:font-size-complex="12pt"/>
    </style:style>
    <style:style style:name="P57" style:family="paragraph" style:parent-style-name="Standard" style:list-style-name="L1">
      <style:paragraph-properties fo:line-height="150%" fo:text-align="justify" style:justify-single-word="false"/>
      <style:text-properties style:font-name="Times New Roman" fo:font-size="12pt" officeooo:rsid="000758ea" officeooo:paragraph-rsid="000758ea" style:font-size-asian="12pt" style:font-size-complex="12pt"/>
    </style:style>
    <style:style style:name="P58" style:family="paragraph" style:parent-style-name="Standard" style:list-style-name="L1">
      <style:paragraph-properties fo:line-height="150%" fo:text-align="justify" style:justify-single-word="false"/>
      <style:text-properties style:font-name="Times New Roman" fo:font-size="12pt" officeooo:rsid="0009c935" officeooo:paragraph-rsid="0009c935" style:font-size-asian="12pt" style:font-size-complex="12pt"/>
    </style:style>
    <style:style style:name="P59" style:family="paragraph" style:parent-style-name="Standard" style:list-style-name="L1">
      <style:paragraph-properties fo:line-height="150%" fo:text-align="justify" style:justify-single-word="false"/>
      <style:text-properties style:font-name="Times New Roman" fo:font-size="12pt" officeooo:rsid="00180c30" officeooo:paragraph-rsid="00180c30" style:font-size-asian="12pt" style:font-size-complex="12pt"/>
    </style:style>
    <style:style style:name="P60" style:family="paragraph" style:parent-style-name="Standard" style:list-style-name="L2">
      <style:paragraph-properties fo:line-height="150%" fo:text-align="justify" style:justify-single-word="false"/>
      <style:text-properties style:font-name="Times New Roman" fo:font-size="12pt" officeooo:rsid="001a0151" officeooo:paragraph-rsid="001a0151" style:font-size-asian="12pt" style:font-size-complex="12pt"/>
    </style:style>
    <style:style style:name="P61" style:family="paragraph" style:parent-style-name="Standard" style:list-style-name="L2">
      <style:paragraph-properties fo:line-height="150%" fo:text-align="justify" style:justify-single-word="false"/>
      <style:text-properties style:font-name="Times New Roman" fo:font-size="12pt" officeooo:rsid="001b966e" officeooo:paragraph-rsid="001b966e" style:font-size-asian="12pt" style:font-size-complex="12pt"/>
    </style:style>
    <style:style style:name="P62" style:family="paragraph" style:parent-style-name="Standard" style:list-style-name="L3">
      <style:paragraph-properties fo:line-height="150%" fo:text-align="justify" style:justify-single-word="false"/>
      <style:text-properties style:font-name="Times New Roman" fo:font-size="12pt" officeooo:rsid="001d99c3" officeooo:paragraph-rsid="001d99c3" style:font-size-asian="12pt" style:font-size-complex="12pt"/>
    </style:style>
    <style:style style:name="P63" style:family="paragraph" style:parent-style-name="Standard" style:list-style-name="L3">
      <style:paragraph-properties fo:line-height="150%" fo:text-align="justify" style:justify-single-word="false"/>
      <style:text-properties style:font-name="Times New Roman" fo:font-size="12pt" officeooo:rsid="001c08d4" officeooo:paragraph-rsid="001d99c3" style:font-size-asian="12pt" style:font-size-complex="12pt"/>
    </style:style>
    <style:style style:name="P64" style:family="paragraph" style:parent-style-name="Standard" style:list-style-name="L3">
      <style:paragraph-properties fo:line-height="150%" fo:text-align="justify" style:justify-single-word="false"/>
      <style:text-properties style:font-name="Times New Roman" fo:font-size="12pt" officeooo:rsid="00217cb5" officeooo:paragraph-rsid="00217cb5" style:font-size-asian="12pt" style:font-size-complex="12pt"/>
    </style:style>
    <style:style style:name="P65" style:family="paragraph" style:parent-style-name="Standard" style:list-style-name="L4">
      <style:paragraph-properties fo:line-height="150%" fo:text-align="justify" style:justify-single-word="false"/>
      <style:text-properties style:font-name="Times New Roman" fo:font-size="12pt" officeooo:rsid="000fa786" officeooo:paragraph-rsid="000fa786" style:font-size-asian="12pt" style:font-size-complex="12pt"/>
    </style:style>
    <style:style style:name="P66" style:family="paragraph" style:parent-style-name="Standard" style:list-style-name="L4">
      <style:paragraph-properties fo:line-height="150%" fo:text-align="justify" style:justify-single-word="false"/>
      <style:text-properties style:font-name="Times New Roman" fo:font-size="12pt" officeooo:rsid="00112f86" officeooo:paragraph-rsid="00112f86" style:font-size-asian="12pt" style:font-size-complex="12pt"/>
    </style:style>
    <style:style style:name="P67" style:family="paragraph" style:parent-style-name="Standard" style:list-style-name="L5">
      <style:paragraph-properties fo:line-height="150%" fo:text-align="justify" style:justify-single-word="false"/>
      <style:text-properties style:font-name="Times New Roman" fo:font-size="12pt" officeooo:rsid="001f4809" officeooo:paragraph-rsid="001f4809" style:font-size-asian="12pt" style:font-size-complex="12pt"/>
    </style:style>
    <style:style style:name="P68" style:family="paragraph" style:parent-style-name="Standard">
      <style:paragraph-properties fo:line-height="150%"/>
      <style:text-properties style:font-name="Times New Roman" fo:font-size="12pt" officeooo:rsid="0004282e" style:font-size-asian="12pt" style:font-name-complex="Times New Roman1" style:font-size-complex="12pt"/>
    </style:style>
    <style:style style:name="P69" style:family="paragraph" style:parent-style-name="Standard" style:list-style-name="WWNum2">
      <style:paragraph-properties fo:line-height="150%"/>
      <style:text-properties style:font-name="Times New Roman" fo:font-size="12pt" officeooo:rsid="0028eb74" officeooo:paragraph-rsid="002c2f8b" style:font-size-asian="10.5pt" style:font-size-complex="12pt"/>
    </style:style>
    <style:style style:name="P70" style:family="paragraph" style:parent-style-name="Standard">
      <style:paragraph-properties fo:line-height="150%"/>
      <style:text-properties style:font-name="Times New Roman" fo:font-size="12pt" officeooo:rsid="0028eb74" officeooo:paragraph-rsid="0028eb74" style:font-size-asian="10.5pt" style:font-size-complex="12pt"/>
    </style:style>
    <style:style style:name="P71" style:family="paragraph" style:parent-style-name="Standard">
      <style:paragraph-properties fo:line-height="150%" fo:text-align="center" style:justify-single-word="false"/>
      <style:text-properties style:font-name="Times New Roman" fo:font-weight="bold" style:font-weight-asian="bold"/>
    </style:style>
    <style:style style:name="P72" style:family="paragraph" style:parent-style-name="Standard">
      <style:paragraph-properties fo:line-height="150%"/>
      <style:text-properties style:font-name="Times New Roman"/>
    </style:style>
    <style:style style:name="P73" style:family="paragraph" style:parent-style-name="Standard">
      <style:paragraph-properties fo:line-height="150%"/>
      <style:text-properties fo:color="#365f91" style:font-name="Times New Roman" fo:font-size="14pt" fo:language="pt" fo:country="BR" fo:font-weight="bold" style:font-name-asian="Calibri1" style:font-size-asian="14pt" style:language-asian="en" style:country-asian="US" style:font-weight-asian="bold" style:font-name-complex="DejaVu Sans" style:font-size-complex="14pt" style:language-complex="ar" style:country-complex="SA" style:font-weight-complex="bold"/>
    </style:style>
    <style:style style:name="P74" style:family="paragraph" style:parent-style-name="Heading_20_1" style:list-style-name="">
      <style:paragraph-properties fo:line-height="150%" fo:text-align="justify" style:justify-single-word="false"/>
      <style:text-properties style:font-name="Times New Roman"/>
    </style:style>
    <style:style style:name="P75" style:family="paragraph" style:parent-style-name="Heading_20_1" style:list-style-name="WWNum2">
      <style:paragraph-properties fo:line-height="150%" fo:text-align="justify" style:justify-single-word="false"/>
      <style:text-properties style:font-name="Times New Roman"/>
    </style:style>
    <style:style style:name="P76" style:family="paragraph" style:parent-style-name="Heading_20_1" style:list-style-name="WWNum2">
      <style:paragraph-properties fo:line-height="150%" fo:text-align="justify" style:justify-single-word="false"/>
      <style:text-properties style:font-name="Times New Roman" officeooo:paragraph-rsid="000ea355"/>
    </style:style>
    <style:style style:name="P77" style:family="paragraph" style:parent-style-name="Heading_20_1" style:list-style-name="WWNum2">
      <style:paragraph-properties fo:line-height="150%"/>
      <style:text-properties style:font-name="Times New Roman" officeooo:paragraph-rsid="002c2f8b"/>
    </style:style>
    <style:style style:name="P78" style:family="paragraph" style:parent-style-name="Heading_20_1" style:list-style-name="WWNum2">
      <style:paragraph-properties fo:line-height="150%" fo:text-align="justify" style:justify-single-word="false"/>
      <style:text-properties style:font-name="Times New Roman" officeooo:rsid="0002080e" officeooo:paragraph-rsid="0002080e"/>
    </style:style>
    <style:style style:name="P79" style:family="paragraph" style:parent-style-name="Heading_20_1" style:list-style-name="WWNum2">
      <style:paragraph-properties fo:line-height="150%" fo:text-align="justify" style:justify-single-word="false"/>
      <style:text-properties style:font-name="Times New Roman" officeooo:rsid="000ea355" officeooo:paragraph-rsid="000ea355"/>
    </style:style>
    <style:style style:name="P80" style:family="paragraph" style:parent-style-name="Heading_20_1" style:list-style-name="WWNum2">
      <style:paragraph-properties fo:line-height="150%" fo:text-align="justify" style:justify-single-word="false"/>
      <style:text-properties style:font-name="Times New Roman" officeooo:rsid="000fa786" officeooo:paragraph-rsid="000fa786"/>
    </style:style>
    <style:style style:name="P81" style:family="paragraph" style:parent-style-name="Heading_20_1" style:list-style-name="WWNum2">
      <style:paragraph-properties fo:line-height="150%"/>
      <style:text-properties style:font-name="Times New Roman" fo:font-size="14pt" officeooo:rsid="002c2f8b" officeooo:paragraph-rsid="002c2f8b" style:font-size-asian="14pt" style:font-size-complex="14pt"/>
    </style:style>
    <style:style style:name="P82" style:family="paragraph" style:parent-style-name="Heading_20_2" style:list-style-name="WWNum2">
      <style:paragraph-properties fo:line-height="150%" fo:text-align="justify" style:justify-single-word="false"/>
      <style:text-properties style:font-name="Times New Roman"/>
    </style:style>
    <style:style style:name="P83" style:family="paragraph" style:parent-style-name="Table">
      <style:paragraph-properties fo:line-height="150%"/>
      <style:text-properties style:font-name="Times New Roman" officeooo:rsid="0028eb74" officeooo:paragraph-rsid="0028eb74"/>
    </style:style>
    <style:style style:name="P84" style:family="paragraph" style:parent-style-name="Table">
      <style:paragraph-properties fo:line-height="150%"/>
      <style:text-properties style:font-name="Times New Roman"/>
    </style:style>
    <style:style style:name="P85" style:family="paragraph" style:parent-style-name="Comments">
      <style:paragraph-properties fo:line-height="150%" fo:text-align="justify" style:justify-single-word="false"/>
      <style:text-properties style:font-name="Times New Roman" fo:font-size="12pt" officeooo:rsid="0024c967" officeooo:paragraph-rsid="0023174b" style:font-size-asian="10.5pt" style:font-size-complex="12pt"/>
    </style:style>
    <style:style style:name="P86" style:family="paragraph" style:parent-style-name="Versões">
      <style:text-properties officeooo:rsid="002e95fb" officeooo:paragraph-rsid="002e95fb"/>
    </style:style>
    <style:style style:name="P87" style:family="paragraph" style:parent-style-name="Table_20_Contents" style:list-style-name="WWNum2">
      <loext:graphic-properties draw:fill="none"/>
      <style:paragraph-properties fo:margin-top="0in" fo:margin-bottom="0in" loext:contextual-spacing="false" fo:line-height="100%" fo:text-align="start" style:justify-single-word="false" fo:orphans="2" fo:widows="2" fo:background-color="transparent" style:writing-mode="lr-tb"/>
      <style:text-properties style:font-name="Times New Roman" officeooo:rsid="0028eb74" officeooo:paragraph-rsid="002c2f8b"/>
    </style:style>
    <style:style style:name="T1" style:family="text">
      <style:text-properties fo:color="#244061"/>
    </style:style>
    <style:style style:name="T2" style:family="text">
      <style:text-properties text:display="none"/>
    </style:style>
    <style:style style:name="T3" style:family="text">
      <style:text-properties text:display="true"/>
    </style:style>
    <style:style style:name="T4" style:family="text">
      <style:text-properties style:language-asian="pt" style:country-asian="BR"/>
    </style:style>
    <style:style style:name="T5" style:family="text">
      <style:text-properties officeooo:rsid="0002080e"/>
    </style:style>
    <style:style style:name="T6" style:family="text">
      <style:text-properties officeooo:rsid="0002ace7"/>
    </style:style>
    <style:style style:name="T7" style:family="text">
      <style:text-properties officeooo:rsid="000b7e03"/>
    </style:style>
    <style:style style:name="T8" style:family="text">
      <style:text-properties officeooo:rsid="000ea355"/>
    </style:style>
    <style:style style:name="T9" style:family="text">
      <style:text-properties officeooo:rsid="000ebb33"/>
    </style:style>
    <style:style style:name="T10" style:family="text">
      <style:text-properties officeooo:rsid="00186c7e"/>
    </style:style>
    <style:style style:name="T11" style:family="text">
      <style:text-properties officeooo:rsid="001a0151"/>
    </style:style>
    <style:style style:name="T12" style:family="text">
      <style:text-properties officeooo:rsid="001b966e"/>
    </style:style>
    <style:style style:name="T13" style:family="text">
      <style:text-properties officeooo:rsid="001f4809"/>
    </style:style>
    <style:style style:name="T14" style:family="text">
      <style:text-properties officeooo:rsid="0020832d"/>
    </style:style>
    <style:style style:name="T15" style:family="text">
      <style:text-properties fo:font-size="12pt" officeooo:rsid="0002080e" style:font-size-asian="12pt" style:font-size-complex="12pt"/>
    </style:style>
    <style:style style:name="T16" style:family="text">
      <style:text-properties fo:font-size="12pt" style:font-size-asian="10.5pt" style:font-size-complex="12pt"/>
    </style:style>
    <style:style style:name="T17" style:family="text">
      <style:text-properties fo:font-size="12pt" officeooo:rsid="0024c967" style:font-size-asian="10.5pt" style:font-size-complex="12pt"/>
    </style:style>
    <style:style style:name="T18" style:family="text">
      <style:text-properties fo:font-size="12pt" officeooo:rsid="002b6f5a" style:font-size-asian="10.5pt" style:font-size-complex="12pt"/>
    </style:style>
    <style:style style:name="T19" style:family="text">
      <style:text-properties fo:font-size="12pt" officeooo:rsid="0026c337" style:font-size-asian="10.5pt" style:font-size-complex="12pt"/>
    </style:style>
    <style:style style:name="T20" style:family="text">
      <style:text-properties fo:font-size="12pt" officeooo:rsid="00280e8b" style:font-size-asian="10.5pt" style:font-size-complex="12pt"/>
    </style:style>
    <style:style style:name="T21" style:family="text">
      <style:text-properties fo:font-size="12pt" officeooo:rsid="0026ebd6" style:font-size-asian="10.5pt" style:font-size-complex="12pt"/>
    </style:style>
    <style:style style:name="T22" style:family="text">
      <style:text-properties fo:font-size="12pt" fo:font-style="italic" officeooo:rsid="0026c337" style:font-size-asian="10.5pt" style:font-style-asian="italic" style:font-size-complex="12pt" style:font-style-complex="italic"/>
    </style:style>
    <style:style style:name="T23" style:family="text">
      <style:text-properties officeooo:rsid="0028eb74"/>
    </style:style>
    <style:style style:name="T24" style:family="text">
      <style:text-properties officeooo:rsid="002a63a1"/>
    </style:style>
    <style:style style:name="T25" style:family="text">
      <style:text-properties officeooo:rsid="002b6f5a"/>
    </style:style>
    <style:style style:name="T26" style:family="text">
      <style:text-properties officeooo:rsid="002c2f8b"/>
    </style:style>
    <style:style style:name="T27" style:family="text">
      <style:text-properties officeooo:rsid="0026c337"/>
    </style:style>
    <style:style style:name="T28" style:family="text">
      <style:text-properties officeooo:rsid="0024c967"/>
    </style:style>
    <style:style style:name="T29" style:family="text">
      <style:text-properties fo:font-style="normal" officeooo:rsid="002b6f5a" style:font-style-asian="normal" style:font-style-complex="normal"/>
    </style:style>
    <style:style style:name="T30" style:family="text">
      <style:text-properties fo:font-variant="normal" fo:text-transform="none" fo:color="#000080" style:text-line-through-style="none" style:text-line-through-type="none" fo:font-size="11pt" fo:font-style="normal" style:text-underline-style="solid" style:text-underline-width="auto" style:text-underline-color="font-color" fo:font-weight="normal" style:text-blinking="false" fo:background-color="transparent" loext:char-shading-value="0"/>
    </style:style>
    <style:style style:name="T31" style:family="text">
      <style:text-properties fo:font-variant="normal" fo:text-transform="none" fo:color="#000080" style:text-line-through-style="none" style:text-line-through-type="none" style:font-name="Times New Roman" fo:font-size="11pt" fo:font-style="normal" style:text-underline-style="solid" style:text-underline-width="auto" style:text-underline-color="font-color" fo:font-weight="normal" style:text-blinking="false" fo:background-color="transparent" loext:char-shading-value="0"/>
    </style:style>
    <style:style style:name="T32" style:family="text">
      <style:text-properties fo:font-size="11pt" fo:language="pt" fo:country="BR" style:font-name-asian="Calibri1" style:font-size-asian="11pt" style:language-asian="en" style:country-asian="US" style:font-name-complex="DejaVu Sans" style:font-size-complex="11pt" style:language-complex="ar" style:country-complex="SA"/>
    </style:style>
    <style:style style:name="T33" style:family="text">
      <style:text-properties officeooo:rsid="002dde43"/>
    </style:style>
    <style:style style:name="T34" style:family="text">
      <style:text-properties fo:color="#000080"/>
    </style:style>
    <style:style style:name="T35" style:family="text">
      <style:text-properties officeooo:rsid="002e95fb"/>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84in" fo:text-indent="-0.25in" fo:margin-left="0.5484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984in" fo:text-indent="-0.25in" fo:margin-left="0.798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84in" fo:text-indent="-0.25in" fo:margin-left="1.048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84in" fo:text-indent="-0.25in" fo:margin-left="1.298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84in" fo:text-indent="-0.25in" fo:margin-left="1.548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84in" fo:text-indent="-0.25in" fo:margin-left="1.798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84in" fo:text-indent="-0.25in" fo:margin-left="2.048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84in" fo:text-indent="-0.25in" fo:margin-left="2.298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84in" fo:text-indent="-0.25in" fo:margin-left="2.548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84in" fo:text-indent="-0.25in" fo:margin-left="2.7984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46">Controle de Versões</text:p>
          </table:table-cell>
          <table:covered-table-cell/>
          <table:covered-table-cell/>
          <table:covered-table-cell/>
        </table:table-row>
        <table:table-row table:style-name="Tabela1.2">
          <table:table-cell table:style-name="Tabela1.A1" office:value-type="string">
            <text:p text:style-name="P46">Versão</text:p>
          </table:table-cell>
          <table:table-cell table:style-name="Tabela1.A1" office:value-type="string">
            <text:p text:style-name="P46">Data</text:p>
          </table:table-cell>
          <table:table-cell table:style-name="Tabela1.A1" office:value-type="string">
            <text:p text:style-name="P46">Autor</text:p>
          </table:table-cell>
          <table:table-cell table:style-name="Tabela1.A1" office:value-type="string">
            <text:p text:style-name="P46">Notas da Revisão</text:p>
          </table:table-cell>
        </table:table-row>
        <table:table-row table:style-name="Tabela1.3">
          <table:table-cell table:style-name="Tabela1.A3" office:value-type="string">
            <text:p text:style-name="P45">1.0</text:p>
          </table:table-cell>
          <table:table-cell table:style-name="Tabela1.A3" office:value-type="string">
            <text:p text:style-name="P45"><text:span text:style-name="T35">15</text:span>/<text:span text:style-name="T35">09</text:span>/2017</text:p>
          </table:table-cell>
          <table:table-cell table:style-name="Tabela1.A3" office:value-type="string">
            <text:p text:style-name="P86">Rafael Beffart Paludo</text:p>
          </table:table-cell>
          <table:table-cell table:style-name="Tabela1.A3" office:value-type="string">
            <text:p text:style-name="Versões"/>
          </table:table-cell>
        </table:table-row>
        <table:table-row table:style-name="Tabela1.3">
          <table:table-cell table:style-name="Tabela1.A4" office:value-type="string">
            <text:p text:style-name="P86">1.1</text:p>
          </table:table-cell>
          <table:table-cell table:style-name="Tabela1.A4" office:value-type="string">
            <text:p text:style-name="P86">17/09/2017</text:p>
          </table:table-cell>
          <table:table-cell table:style-name="Tabela1.A4" office:value-type="string">
            <text:p text:style-name="P86">Rodrigo Aguiar</text:p>
          </table:table-cell>
          <table:table-cell table:style-name="Tabela1.A4" office:value-type="string">
            <text:p text:style-name="P86">Adequação de data limite e revisão geral</text:p>
          </table:table-cell>
        </table:table-row>
      </table:table>
      <text:p text:style-name="P7"/>
      <text:p text:style-name="P28">[Termo de abertura baseado na técnica <text:a xlink:type="simple" xlink:href="http://escritoriodeprojetos.com.br/5w2h" text:style-name="Internet_20_link" text:visited-style-name="Visited_20_Internet_20_Link"><text:span text:style-name="Internet_20_link">5W2H</text:span></text:a>.]</text:p>
      <text:p text:style-name="P7"/>
      <text:p text:style-name="P42">Sumário</text:p>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4"><text:a xlink:type="simple" xlink:href="#_Toc464564784" text:style-name="Index_20_Link" text:visited-style-name="Index_20_Link"><text:span text:style-name="Index_20_Link"><text:span text:style-name="T3">Objetivos deste documento<text:tab/>1</text:span></text:span></text:a></text:p>
          <text:p text:style-name="P44"><text:a xlink:type="simple" xlink:href="#_Toc464564785" text:style-name="Index_20_Link" text:visited-style-name="Index_20_Link"><text:span text:style-name="Index_20_Link"><text:span text:style-name="T3">1</text:span></text:span></text:a><text:a xlink:type="simple" xlink:href="#_Toc464564785" text:style-name="Index_20_Link" text:visited-style-name="Index_20_Link"><text:span text:style-name="Index_20_Link"><text:span text:style-name="T4"><text:tab/></text:span></text:span></text:a><text:a xlink:type="simple" xlink:href="#_Toc464564785" text:style-name="Index_20_Link" text:visited-style-name="Index_20_Link"><text:span text:style-name="Index_20_Link">Why? Por que?</text:span></text:a><text:a xlink:type="simple" xlink:href="#_Toc464564785" text:style-name="Index_20_Link" text:visited-style-name="Index_20_Link"><text:span text:style-name="Index_20_Link"><text:span text:style-name="T3"><text:tab/>1</text:span></text:span></text:a></text:p>
          <text:p text:style-name="P43"><text:a xlink:type="simple" xlink:href="#_Toc464564786" text:style-name="Index_20_Link" text:visited-style-name="Index_20_Link"><text:span text:style-name="Index_20_Link"><text:span text:style-name="T3">1.1</text:span></text:span></text:a><text:a xlink:type="simple" xlink:href="#_Toc464564786" text:style-name="Index_20_Link" text:visited-style-name="Index_20_Link"><text:span text:style-name="Index_20_Link"><text:span text:style-name="T4"><text:tab/></text:span></text:span></text:a><text:a xlink:type="simple" xlink:href="#_Toc464564786" text:style-name="Index_20_Link" text:visited-style-name="Index_20_Link"><text:span text:style-name="Index_20_Link">Justificativa do projeto</text:span></text:a><text:a xlink:type="simple" xlink:href="#_Toc464564786" text:style-name="Index_20_Link" text:visited-style-name="Index_20_Link"><text:span text:style-name="Index_20_Link"><text:span text:style-name="T3"><text:tab/>1</text:span></text:span></text:a></text:p>
          <text:p text:style-name="P43"><text:a xlink:type="simple" xlink:href="#_Toc464564787" text:style-name="Index_20_Link" text:visited-style-name="Index_20_Link"><text:span text:style-name="Index_20_Link"><text:span text:style-name="T3">1.2</text:span></text:span></text:a><text:a xlink:type="simple" xlink:href="#_Toc464564787" text:style-name="Index_20_Link" text:visited-style-name="Index_20_Link"><text:span text:style-name="Index_20_Link"><text:span text:style-name="T4"><text:tab/></text:span></text:span></text:a><text:a xlink:type="simple" xlink:href="#_Toc464564787" text:style-name="Index_20_Link" text:visited-style-name="Index_20_Link"><text:span text:style-name="Index_20_Link">Objetivos SMART</text:span></text:a><text:a xlink:type="simple" xlink:href="#_Toc464564787" text:style-name="Index_20_Link" text:visited-style-name="Index_20_Link"><text:span text:style-name="Index_20_Link"><text:span text:style-name="T3"><text:tab/>1</text:span></text:span></text:a></text:p>
          <text:p text:style-name="P44"><text:a xlink:type="simple" xlink:href="#_Toc464564788" text:style-name="Index_20_Link" text:visited-style-name="Index_20_Link"><text:span text:style-name="Index_20_Link"><text:span text:style-name="T3">2</text:span></text:span></text:a><text:a xlink:type="simple" xlink:href="#_Toc464564788" text:style-name="Index_20_Link" text:visited-style-name="Index_20_Link"><text:span text:style-name="Index_20_Link"><text:span text:style-name="T4"><text:tab/></text:span></text:span></text:a><text:a xlink:type="simple" xlink:href="#_Toc464564788" text:style-name="Index_20_Link" text:visited-style-name="Index_20_Link"><text:span text:style-name="Index_20_Link">What? O que?</text:span></text:a><text:a xlink:type="simple" xlink:href="#_Toc464564788" text:style-name="Index_20_Link" text:visited-style-name="Index_20_Link"><text:span text:style-name="Index_20_Link"><text:span text:style-name="T3"><text:tab/>2</text:span></text:span></text:a></text:p>
          <text:p text:style-name="P43"><text:a xlink:type="simple" xlink:href="#_Toc464564789" text:style-name="Index_20_Link" text:visited-style-name="Index_20_Link"><text:span text:style-name="Index_20_Link"><text:span text:style-name="T3">2.1</text:span></text:span></text:a><text:a xlink:type="simple" xlink:href="#_Toc464564789" text:style-name="Index_20_Link" text:visited-style-name="Index_20_Link"><text:span text:style-name="Index_20_Link"><text:span text:style-name="T4"><text:tab/></text:span></text:span></text:a><text:a xlink:type="simple" xlink:href="#_Toc464564789" text:style-name="Index_20_Link" text:visited-style-name="Index_20_Link"><text:span text:style-name="Index_20_Link">Produtos, Serviços ou Resultados esperados</text:span></text:a><text:a xlink:type="simple" xlink:href="#_Toc464564789" text:style-name="Index_20_Link" text:visited-style-name="Index_20_Link"><text:span text:style-name="Index_20_Link"><text:span text:style-name="T3"><text:tab/>2</text:span></text:span></text:a></text:p>
          <text:p text:style-name="P43"><text:a xlink:type="simple" xlink:href="#_Toc464564790" text:style-name="Index_20_Link" text:visited-style-name="Index_20_Link"><text:span text:style-name="Index_20_Link"><text:span text:style-name="T3">2.2</text:span></text:span></text:a><text:a xlink:type="simple" xlink:href="#_Toc464564790" text:style-name="Index_20_Link" text:visited-style-name="Index_20_Link"><text:span text:style-name="Index_20_Link"><text:span text:style-name="T4"><text:tab/></text:span></text:span></text:a><text:a xlink:type="simple" xlink:href="#_Toc464564790" text:style-name="Index_20_Link" text:visited-style-name="Index_20_Link"><text:span text:style-name="Index_20_Link">Requisitos</text:span></text:a><text:a xlink:type="simple" xlink:href="#_Toc464564790" text:style-name="Index_20_Link" text:visited-style-name="Index_20_Link"><text:span text:style-name="Index_20_Link"><text:span text:style-name="T3"><text:tab/>2</text:span></text:span></text:a></text:p>
          <text:p text:style-name="P44"><text:a xlink:type="simple" xlink:href="#_Toc464564791" text:style-name="Index_20_Link" text:visited-style-name="Index_20_Link"><text:span text:style-name="Index_20_Link"><text:span text:style-name="T3">3</text:span></text:span></text:a><text:a xlink:type="simple" xlink:href="#_Toc464564791" text:style-name="Index_20_Link" text:visited-style-name="Index_20_Link"><text:span text:style-name="Index_20_Link"><text:span text:style-name="T4"><text:tab/></text:span></text:span></text:a><text:a xlink:type="simple" xlink:href="#_Toc464564791" text:style-name="Index_20_Link" text:visited-style-name="Index_20_Link"><text:span text:style-name="Index_20_Link">Who? Quem? Partes interessadas do projeto</text:span></text:a><text:a xlink:type="simple" xlink:href="#_Toc464564791" text:style-name="Index_20_Link" text:visited-style-name="Index_20_Link"><text:span text:style-name="Index_20_Link"><text:span text:style-name="T3"><text:tab/>2</text:span></text:span></text:a></text:p>
          <text:p text:style-name="P44"><text:a xlink:type="simple" xlink:href="#_Toc464564792" text:style-name="Index_20_Link" text:visited-style-name="Index_20_Link"><text:span text:style-name="Index_20_Link"><text:span text:style-name="T3">4</text:span></text:span></text:a><text:a xlink:type="simple" xlink:href="#_Toc464564792" text:style-name="Index_20_Link" text:visited-style-name="Index_20_Link"><text:span text:style-name="Index_20_Link"><text:span text:style-name="T4"><text:tab/></text:span></text:span></text:a><text:a xlink:type="simple" xlink:href="#_Toc464564792" text:style-name="Index_20_Link" text:visited-style-name="Index_20_Link"><text:span text:style-name="Index_20_Link">Where? Onde?</text:span></text:a><text:a xlink:type="simple" xlink:href="#_Toc464564792" text:style-name="Index_20_Link" text:visited-style-name="Index_20_Link"><text:span text:style-name="Index_20_Link"><text:span text:style-name="T3"><text:tab/>2</text:span></text:span></text:a></text:p>
          <text:p text:style-name="P44"><text:a xlink:type="simple" xlink:href="#_Toc464564793" text:style-name="Index_20_Link" text:visited-style-name="Index_20_Link"><text:span text:style-name="Index_20_Link"><text:span text:style-name="T3">5</text:span></text:span></text:a><text:a xlink:type="simple" xlink:href="#_Toc464564793" text:style-name="Index_20_Link" text:visited-style-name="Index_20_Link"><text:span text:style-name="Index_20_Link"><text:span text:style-name="T4"><text:tab/></text:span></text:span></text:a><text:a xlink:type="simple" xlink:href="#_Toc464564793" text:style-name="Index_20_Link" text:visited-style-name="Index_20_Link"><text:span text:style-name="Index_20_Link">How? Como?</text:span></text:a><text:a xlink:type="simple" xlink:href="#_Toc464564793" text:style-name="Index_20_Link" text:visited-style-name="Index_20_Link"><text:span text:style-name="Index_20_Link"><text:span text:style-name="T3"><text:tab/>2</text:span></text:span></text:a></text:p>
          <text:p text:style-name="P43"><text:a xlink:type="simple" xlink:href="#_Toc464564794" text:style-name="Index_20_Link" text:visited-style-name="Index_20_Link"><text:span text:style-name="Index_20_Link"><text:span text:style-name="T3">5.1</text:span></text:span></text:a><text:a xlink:type="simple" xlink:href="#_Toc464564794" text:style-name="Index_20_Link" text:visited-style-name="Index_20_Link"><text:span text:style-name="Index_20_Link"><text:span text:style-name="T4"><text:tab/></text:span></text:span></text:a><text:a xlink:type="simple" xlink:href="#_Toc464564794" text:style-name="Index_20_Link" text:visited-style-name="Index_20_Link"><text:span text:style-name="Index_20_Link">Premissas</text:span></text:a><text:a xlink:type="simple" xlink:href="#_Toc464564794" text:style-name="Index_20_Link" text:visited-style-name="Index_20_Link"><text:span text:style-name="Index_20_Link"><text:span text:style-name="T3"><text:tab/>2</text:span></text:span></text:a></text:p>
          <text:p text:style-name="P43"><text:a xlink:type="simple" xlink:href="#_Toc464564795" text:style-name="Index_20_Link" text:visited-style-name="Index_20_Link"><text:span text:style-name="Index_20_Link"><text:span text:style-name="T3">5.2</text:span></text:span></text:a><text:a xlink:type="simple" xlink:href="#_Toc464564795" text:style-name="Index_20_Link" text:visited-style-name="Index_20_Link"><text:span text:style-name="Index_20_Link"><text:span text:style-name="T4"><text:tab/></text:span></text:span></text:a><text:a xlink:type="simple" xlink:href="#_Toc464564795" text:style-name="Index_20_Link" text:visited-style-name="Index_20_Link"><text:span text:style-name="Index_20_Link">Estrutura Analítica do Projeto</text:span></text:a><text:a xlink:type="simple" xlink:href="#_Toc464564795" text:style-name="Index_20_Link" text:visited-style-name="Index_20_Link"><text:span text:style-name="Index_20_Link"><text:span text:style-name="T3"><text:tab/>2</text:span></text:span></text:a></text:p>
          <text:p text:style-name="P43"><text:a xlink:type="simple" xlink:href="#_Toc464564796" text:style-name="Index_20_Link" text:visited-style-name="Index_20_Link"><text:span text:style-name="Index_20_Link"><text:span text:style-name="T3">5.3</text:span></text:span></text:a><text:a xlink:type="simple" xlink:href="#_Toc464564796" text:style-name="Index_20_Link" text:visited-style-name="Index_20_Link"><text:span text:style-name="Index_20_Link"><text:span text:style-name="T4"><text:tab/></text:span></text:span></text:a><text:a xlink:type="simple" xlink:href="#_Toc464564796" text:style-name="Index_20_Link" text:visited-style-name="Index_20_Link"><text:span text:style-name="Index_20_Link">Restrições</text:span></text:a><text:a xlink:type="simple" xlink:href="#_Toc464564796" text:style-name="Index_20_Link" text:visited-style-name="Index_20_Link"><text:span text:style-name="Index_20_Link"><text:span text:style-name="T3"><text:tab/>3</text:span></text:span></text:a></text:p>
          <text:p text:style-name="P43"><text:a xlink:type="simple" xlink:href="#_Toc464564797" text:style-name="Index_20_Link" text:visited-style-name="Index_20_Link"><text:span text:style-name="Index_20_Link"><text:span text:style-name="T3">5.4</text:span></text:span></text:a><text:a xlink:type="simple" xlink:href="#_Toc464564797" text:style-name="Index_20_Link" text:visited-style-name="Index_20_Link"><text:span text:style-name="Index_20_Link"><text:span text:style-name="T4"><text:tab/></text:span></text:span></text:a><text:a xlink:type="simple" xlink:href="#_Toc464564797" text:style-name="Index_20_Link" text:visited-style-name="Index_20_Link"><text:span text:style-name="Index_20_Link">Riscos</text:span></text:a><text:a xlink:type="simple" xlink:href="#_Toc464564797" text:style-name="Index_20_Link" text:visited-style-name="Index_20_Link"><text:span text:style-name="Index_20_Link"><text:span text:style-name="T3"><text:tab/>3</text:span></text:span></text:a></text:p>
          <text:p text:style-name="P44"><text:a xlink:type="simple" xlink:href="#_Toc464564798" text:style-name="Index_20_Link" text:visited-style-name="Index_20_Link"><text:span text:style-name="Index_20_Link"><text:span text:style-name="T3">6</text:span></text:span></text:a><text:a xlink:type="simple" xlink:href="#_Toc464564798" text:style-name="Index_20_Link" text:visited-style-name="Index_20_Link"><text:span text:style-name="Index_20_Link"><text:span text:style-name="T4"><text:tab/></text:span></text:span></text:a><text:a xlink:type="simple" xlink:href="#_Toc464564798" text:style-name="Index_20_Link" text:visited-style-name="Index_20_Link"><text:span text:style-name="Index_20_Link">When? Quando? Linha do Tempo</text:span></text:a><text:a xlink:type="simple" xlink:href="#_Toc464564798" text:style-name="Index_20_Link" text:visited-style-name="Index_20_Link"><text:span text:style-name="Index_20_Link"><text:span text:style-name="T3"><text:tab/>3</text:span></text:span></text:a></text:p>
          <text:p text:style-name="P44"><text:a xlink:type="simple" xlink:href="#_Toc464564799" text:style-name="Index_20_Link" text:visited-style-name="Index_20_Link"><text:span text:style-name="Index_20_Link"><text:span text:style-name="T3">7</text:span></text:span></text:a><text:a xlink:type="simple" xlink:href="#_Toc464564799" text:style-name="Index_20_Link" text:visited-style-name="Index_20_Link"><text:span text:style-name="Index_20_Link"><text:span text:style-name="T4"><text:tab/></text:span></text:span></text:a><text:a xlink:type="simple" xlink:href="#_Toc464564799" text:style-name="Index_20_Link" text:visited-style-name="Index_20_Link"><text:span text:style-name="Index_20_Link">How much? Quanto? Custos</text:span></text:a><text:a xlink:type="simple" xlink:href="#_Toc464564799" text:style-name="Index_20_Link" text:visited-style-name="Index_20_Link"><text:span text:style-name="Index_20_Link"><text:span text:style-name="T3"><text:tab/>3</text:span></text:span></text:a></text:p>
          <text:p text:style-name="P7"/>
        </text:index-body>
      </text:table-of-content>
      <text:p text:style-name="P7"/>
      <text:h text:style-name="P74" text:outline-level="1"><text:bookmark text:name="_Toc464564784"/><text:bookmark text:name="_Toc383370456"/><text:soft-page-break/>Objetivos deste documento</text:h>
      <text:p text:style-name="P8"/>
      <text:p text:style-name="P13"><text:tab/><text:span text:style-name="T15">O objetivo deste documento é formalizar o início do projeto de desenvolvimento do Planta+, atribuir os responsáveis pelo projeto e suas responsabilidades, documentar os requisitos iniciais e as restrições.</text:span></text:p>
      <text:p text:style-name="P15"/>
      <text:list xml:id="list1193726536" text:style-name="WWNum2">
        <text:list-item>
          <text:h text:style-name="P78" text:outline-level="1">Justificativas</text:h>
          <text:list>
            <text:list-item>
              <text:h text:style-name="P82" text:outline-level="2"><text:bookmark text:name="_Toc464564786"/><text:bookmark text:name="_Toc383370457"/>Justificativa do projeto</text:h>
            </text:list-item>
          </text:list>
        </text:list-item>
      </text:list>
      <text:p text:style-name="P8"/>
      <text:p text:style-name="P15"><text:tab/><text:span text:style-name="T5">Foi identificada a necessidade de um facilitador no cuidado das plantas domésticas, pois muitas vezes as pessoas esquecem de molhar, adubar, podar, não sabem o tempo de exposição solar devido ao tempo que passam fora de casa cuidando de seus compromissos, por exemplo.</text:span></text:p>
      <text:p text:style-name="P15"/>
      <text:list xml:id="list212110415293482" text:continue-numbering="true" text:style-name="WWNum2">
        <text:list-item>
          <text:list>
            <text:list-item>
              <text:h text:style-name="P82" text:outline-level="2"><text:bookmark text:name="_Toc464564787"/><text:bookmark text:name="_Toc383370458"/>Objetivos SMART</text:h>
            </text:list-item>
          </text:list>
        </text:list-item>
      </text:list>
      <text:p text:style-name="P8"/>
      <text:p text:style-name="P15"><text:tab/><text:span text:style-name="T6">O projeto será considerado um sucesso se produzir o produto Planta+ e seus serviços em conformidade com os requisitos, respeitando as restrições e cumprindo o cronograma, atendendo os objetivos abaixo:</text:span></text:p>
      <text:list xml:id="list2634657643" text:style-name="L1">
        <text:list-item>
          <text:p text:style-name="P56">Deve haver um <text:span text:style-name="T11">modelo</text:span> para cada artefato a ser produzido, o qual deve ser seguido por todos os integrantes que os produzirem;</text:p>
        </text:list-item>
        <text:list-item>
          <text:p text:style-name="P57">A cada iteração deve ser feita uma atualização com os stakeholders pertinentes a cada etapa do projeto, a serem definidos na seção 5.2;</text:p>
        </text:list-item>
        <text:list-item>
          <text:p text:style-name="P57">Se nessa atualização, <text:span text:style-name="T12">ou em outros momentos do desenvolvimento, </text:span>for identificada uma alteração necessária ou uma incompatibilidade entre as expectativas do stakeholder para o artefato e o estado do artefato em si:</text:p>
          <text:list>
            <text:list-item>
              <text:p text:style-name="P57">Será feita uma análise de viabilidade, para que seja verificada a relação custo-benefício da alteração a ser realizada;</text:p>
            </text:list-item>
            <text:list-item>
              <text:p text:style-name="P58">Se a alteração a ser realizada for considerada viável, ela deverá ser inserida nas próximas iterações. <text:span text:style-name="T7">Caso contrário, todos os envolvidos </text:span><text:soft-page-break/><text:span text:style-name="T7">deverão entrar num acordo, que deverá ser respeitado pelo resto da equipe do projeto;</text:span></text:p>
            </text:list-item>
          </text:list>
        </text:list-item>
        <text:list-item>
          <text:p text:style-name="P56">Todas as verificações e validações deverão ser documentadas, registrando, no mínimo, a data em que ocorreram, o artefato examinado, o examinador, os parâmetros analisados, o parecer final e o andamento das não-conformidades encontradas;</text:p>
        </text:list-item>
        <text:list-item>
          <text:p text:style-name="P59">Toda alteração, remoção ou adição de requisitos deve ser documentada, fazendo referência ao documento de registro da reunião em que essa atualização foi decidida.</text:p>
        </text:list-item>
      </text:list>
      <text:p text:style-name="P17"/>
      <text:list xml:id="list212110309479595" text:continue-list="list212110415293482" text:style-name="WWNum2">
        <text:list-item>
          <text:list>
            <text:list-item>
              <text:h text:style-name="P82" text:outline-level="2"><text:bookmark text:name="_Toc462838392"/>Benefícios</text:h>
            </text:list-item>
          </text:list>
        </text:list-item>
      </text:list>
      <text:p text:style-name="P29"/>
      <text:p text:style-name="P16">Com a entrega do projeto se espera que os usuários consigam oferecer cuidados <text:span text:style-name="T10">adequados</text:span> às suas plantas e que compartilhem suas experiências com outros usuários por meio da aplicação, estabelecendo uma cultura de contribuição entre usuários.</text:p>
      <text:p text:style-name="P16"/>
      <text:list xml:id="list212110390353661" text:continue-numbering="true" text:style-name="WWNum2">
        <text:list-item>
          <text:h text:style-name="P75" text:outline-level="1"><text:bookmark text:name="_Toc464564788"/>What? O que?</text:h>
        </text:list-item>
      </text:list>
      <text:p text:style-name="P13"/>
      <text:list xml:id="list212109126512684" text:continue-numbering="true" text:style-name="WWNum2">
        <text:list-item>
          <text:list>
            <text:list-item>
              <text:h text:style-name="P82" text:outline-level="2"><text:bookmark text:name="_Toc464564789"/>Produtos, Serviços ou Resultados esperados</text:h>
            </text:list-item>
          </text:list>
        </text:list-item>
      </text:list>
      <text:p text:style-name="P29"/>
      <text:list xml:id="list3474252831" text:style-name="L2">
        <text:list-item>
          <text:p text:style-name="P60">OSmart (Objetivo SMART) 1: Para cada documento criado como artefato do projeto, deve haver um modelo para este no diretório de modelos. Os resultados das auditorias de verificação de todos os artefatos devem atestar conformidade com os modelos;</text:p>
        </text:list-item>
        <text:list-item>
          <text:p text:style-name="P60">OSmart 2: Para cada reunião entre iterações, deve <text:span text:style-name="T12">existir um</text:span>a<text:span text:style-name="T12"> ata </text:span>da mesma, <text:span text:style-name="T12">acompanhada do</text:span>s nomes dos participantes, a pertinência deles nas etapas cumpridas até o momento e assinatura de cada um dos participantes;</text:p>
        </text:list-item>
        <text:list-item>
          <text:p text:style-name="P61">OSmart 3: Cada relato de inconformidade, requisição de alteração ou afins deve possuir referência ao artefato alvo da alteração e alteração desejada, bem como espaço para preenchimento das seguintes informações: área à qual a alteração se <text:soft-page-break/>destina, responsável pela área, decisão tomada, prazo para alteração, caso ela seja efetuada e resultado final;</text:p>
        </text:list-item>
        <text:list-item>
          <text:p text:style-name="P61">OSmart 4: Todos os artefatos de verificação devem ser produtos de verificação, para que possa ser constatado que seguem o modelo definido para eles;</text:p>
        </text:list-item>
        <text:list-item>
          <text:p text:style-name="P61">OSmart 5: Todos os artefatos de registro de alteração, referenciados no Objetivo SMART 3, devem estar de acordo com os modelos definidos para eles, possuindo referência para a ata da reunião na qual eles foram discutidos.</text:p>
        </text:list-item>
      </text:list>
      <text:p text:style-name="P15"/>
      <text:list xml:id="list212110104984662" text:continue-list="list212109126512684" text:style-name="WWNum2">
        <text:list-item>
          <text:h text:style-name="P76" text:outline-level="1"><text:bookmark-start text:name="_Toc464564791"/>Who? Quem? <text:bookmark-start text:name="_Toc383370461"/>Partes interessadas<text:bookmark-end text:name="_Toc464564791"/><text:bookmark-end text:name="_Toc383370461"/> do projet<text:span text:style-name="T8">o</text:span></text:h>
          <text:list>
            <text:list-item>
              <text:h text:style-name="P79" text:outline-level="1">Usuário Final</text:h>
            </text:list-item>
          </text:list>
        </text:list-item>
      </text:list>
      <text:p text:style-name="P9"/>
      <text:p text:style-name="P18"><text:span text:style-name="T9">Quem fará uso diário do aplicativo</text:span>, <text:span text:style-name="T9">o que faz com que ele seja de enorme importância como uma</text:span> fonte de requisitos relativos à interface, às funcionalidades construídas e possíveis novos dados.</text:p>
      <text:p text:style-name="P18"/>
      <text:list xml:id="list212110460073100" text:continue-numbering="true" text:style-name="WWNum2">
        <text:list-item>
          <text:list>
            <text:list-item>
              <text:h text:style-name="P79" text:outline-level="1">Donos de Floriculturas</text:h>
            </text:list-item>
          </text:list>
        </text:list-item>
      </text:list>
      <text:p text:style-name="P9"/>
      <text:p text:style-name="P18">Uma fonte de requisitos <text:span text:style-name="T9">para os dados que deveriam ser apresentados para o usuário final, quando este usar o aplicativo. Por ter o conhecimento sobre os cuidados necessários para plantar e cuidar, possivelmente cultivando e/ou colhendo, ele é a melhor fonte quando se tratar dos dados técnicos.</text:span></text:p>
      <text:p text:style-name="P18"/>
      <text:list xml:id="list212110327098363" text:continue-numbering="true" text:style-name="WWNum2">
        <text:list-item>
          <text:list>
            <text:list-item>
              <text:h text:style-name="P79" text:outline-level="1">Gerente de Projeto</text:h>
            </text:list-item>
          </text:list>
        </text:list-item>
      </text:list>
      <text:p text:style-name="P10"/>
      <text:p text:style-name="P19">Este integrante da equipe desenvolvedora coordenará o desenvolvimento, acompanhando as várias etapas e artefatos gerados nos marcos definidos para tal atividade, para garantir que não haja divergências entre o planejado e o executado.</text:p>
      <text:p text:style-name="P20">Responsável: Rodrigo Oliveira Gaíva Aguiar</text:p>
      <text:p text:style-name="P19"/>
      <text:list xml:id="list212110950065948" text:continue-numbering="true" text:style-name="WWNum2">
        <text:list-item>
          <text:list>
            <text:list-item>
              <text:h text:style-name="P79" text:outline-level="1"><text:soft-page-break/>Gerente de Requisitos</text:h>
            </text:list-item>
          </text:list>
        </text:list-item>
      </text:list>
      <text:p text:style-name="P10"/>
      <text:p text:style-name="P19">Este integrante da equipe desenvolvedora coordenará a engenharia de requisitos, planejando os métodos de eliciação e documentando os resultados obtidos.</text:p>
      <text:p text:style-name="P20">Responsável: <text:span text:style-name="T26">Rhenan Konrad</text:span></text:p>
      <text:p text:style-name="P19"/>
      <text:list xml:id="list212109799119074" text:continue-numbering="true" text:style-name="WWNum2">
        <text:list-item>
          <text:list>
            <text:list-item>
              <text:h text:style-name="P80" text:outline-level="1">Arquiteto</text:h>
            </text:list-item>
          </text:list>
        </text:list-item>
      </text:list>
      <text:p text:style-name="P11"/>
      <text:p text:style-name="P21">Este integrante da equipe desenvolvedora tem como objetivo receber a documentação de requisitos e planejar a arquitetura do aplicativo, englobando ferramentas necessárias, paradigma de programação que será usado em cada camada e etapa da construção, entre outros fatores que influenciarão no decorrer do projeto.</text:p>
      <text:p text:style-name="P20">Responsável: Rafael Beffart Paludo</text:p>
      <text:p text:style-name="P21"/>
      <text:list xml:id="list212110049765039" text:continue-numbering="true" text:style-name="WWNum2">
        <text:list-item>
          <text:list>
            <text:list-item>
              <text:h text:style-name="P80" text:outline-level="1">Construtores</text:h>
            </text:list-item>
          </text:list>
        </text:list-item>
      </text:list>
      <text:p text:style-name="P11"/>
      <text:p text:style-name="P21">Esta parte da equipe desenvolvedora fará a construção do aplicativo, ou seja, fará a transição de toda a documentação contida em artefatos gerados em outras etapas do projeto de desenvolvimento para o código-fonte.</text:p>
      <text:p text:style-name="P22">Responsável: Davi Aponus Muller</text:p>
      <text:p text:style-name="P21"/>
      <text:list xml:id="list212110046520927" text:continue-numbering="true" text:style-name="WWNum2">
        <text:list-item>
          <text:list>
            <text:list-item>
              <text:h text:style-name="P80" text:outline-level="1">Testadores</text:h>
            </text:list-item>
          </text:list>
        </text:list-item>
      </text:list>
      <text:p text:style-name="P11"/>
      <text:p text:style-name="P21">Esta parte da equipe tem como objetivo planejar os casos de teste que serão executados sobre o código, além de comunicar quaisquer erros ou inconsistências.</text:p>
      <text:p text:style-name="P22">Responsável: Rhenan Konrad</text:p>
      <text:p text:style-name="P21"/>
      <text:list xml:id="list212109403865711" text:continue-numbering="true" text:style-name="WWNum2">
        <text:list-item>
          <text:h text:style-name="P75" text:outline-level="1"><text:bookmark text:name="_Toc464564793"/>How? Como?</text:h>
        </text:list-item>
      </text:list>
      <text:p text:style-name="P13"/>
      <text:list xml:id="list212109252168481" text:continue-numbering="true" text:style-name="WWNum2">
        <text:list-item>
          <text:list>
            <text:list-item>
              <text:h text:style-name="P82" text:outline-level="2"><text:bookmark text:name="_Toc464564794"/><text:soft-page-break/>Premissas</text:h>
            </text:list-item>
          </text:list>
        </text:list-item>
      </text:list>
      <text:p text:style-name="P29"/>
      <text:list xml:id="list1323332597" text:style-name="L3">
        <text:list-item>
          <text:p text:style-name="P62">Não haverá investimento de qualquer pessoa física ou jurídica além da própria equipe de desenvolvimento para a finalização do produto;</text:p>
        </text:list-item>
        <text:list-item>
          <text:p text:style-name="P63"><text:s/><text:span text:style-name="T13">O desenvolvimento será feito, na maior parte, remotamente, só sendo exigida a presença de todos os integrantes da equipe em reuniões entre iterações e/ou reuniões com clientes para eliciação de requisitos;</text:span></text:p>
        </text:list-item>
        <text:list-item>
          <text:p text:style-name="P64">A base de clientes, que servirá para validação de entregas, será dinâmica, ou seja, mudará a cada iteração.</text:p>
        </text:list-item>
      </text:list>
      <text:p text:style-name="P23"/>
      <text:list xml:id="list212109749214140" text:continue-list="list212109252168481" text:style-name="WWNum2">
        <text:list-item>
          <text:list>
            <text:list-item>
              <text:h text:style-name="P82" text:outline-level="2"><text:bookmark text:name="_Toc464564795"/>Estrutura Analítica do Projeto</text:h>
            </text:list-item>
          </text:list>
        </text:list-item>
      </text:list>
      <text:p text:style-name="P33"/>
      <text:p text:style-name="P34">1 Fase 1 – Definição de Configuração</text:p>
      <text:p text:style-name="P34"><text:s text:c="8"/>1.1 Produto gerado: Plano de configuração</text:p>
      <text:p text:style-name="P35"><text:span text:style-name="T27">2 </text:span>Fase 2 – Gerência de Projetos</text:p>
      <text:p text:style-name="P35"><text:s text:c="8"/>2.1 Produto gerado: Plano de gerência de projeto (custos, tempo, escopo, riscos, etc.)</text:p>
      <text:p text:style-name="P36"><text:span text:style-name="T25">3</text:span> Fase <text:span text:style-name="T25">3</text:span> – Engenharia de Requisitos</text:p>
      <text:p text:style-name="P36"><text:s text:c="8"/><text:span text:style-name="T25">3</text:span>.1 <text:span text:style-name="T25">Eliciação (Entrevista e questionário)</text:span></text:p>
      <text:p text:style-name="P36"><text:s text:c="16"/><text:span text:style-name="T25">3</text:span>.1.1 Produto gerado: <text:span text:style-name="T28">Documento preliminar de requisitos</text:span></text:p>
      <text:p text:style-name="P36"><text:s text:c="8"/><text:span text:style-name="T25">3</text:span>.2 <text:span text:style-name="T28">Detalhamento e especificação de requisitos</text:span></text:p>
      <text:p text:style-name="P85"><text:s text:c="16"/>3.2.1 Produto gerado: Diagramas de casos de uso, documento de requisitos (RF e RNF)</text:p>
      <text:p text:style-name="P85"><text:s text:c="8"/>3.3 Validação de requisitos</text:p>
      <text:p text:style-name="P85"><text:s text:c="16"/>3.3.1 Produto gerado: Documento de requisitos</text:p>
      <text:p text:style-name="P37"><text:span text:style-name="T25">4</text:span> Fase <text:span text:style-name="T25">4</text:span> – <text:span text:style-name="T29">Modelagem</text:span></text:p>
      <text:p text:style-name="P30"><text:span text:style-name="T17"><text:s text:c="8"/></text:span><text:span text:style-name="T18">4</text:span><text:span text:style-name="T17">.1 </text:span><text:span text:style-name="T19">Produto gerado: Documento arquitetural </text:span><text:span text:style-name="T18">(Visão geral, diagrama de classe, etc.)</text:span></text:p>
      <text:p text:style-name="P31"><text:span text:style-name="T18">5</text:span><text:span text:style-name="T17"> </text:span><text:span text:style-name="T19">Fase </text:span><text:span text:style-name="T18">5</text:span><text:span text:style-name="T19"> – Iteração </text:span><text:span text:style-name="T22">X</text:span></text:p>
      <text:p text:style-name="P30"><text:span text:style-name="T17"><text:s text:c="8"/></text:span><text:span text:style-name="T18">5</text:span><text:span text:style-name="T19">.1 Seleção de requisitos a serem abordados</text:span></text:p>
      <text:p text:style-name="P30"><text:span text:style-name="T19"><text:s text:c="8"/></text:span><text:span text:style-name="T18">5</text:span><text:span text:style-name="T19">.</text:span><text:span text:style-name="T20">2</text:span><text:span text:style-name="T21"> Implementação</text:span></text:p>
      <text:p text:style-name="P30"><text:span text:style-name="T21"><text:s text:c="16"/></text:span><text:span text:style-name="T18">5</text:span><text:span text:style-name="T21">.</text:span><text:span text:style-name="T20">2.1</text:span><text:span text:style-name="T21"> Produto gerado: Funcionalidades implementadas</text:span></text:p>
      <text:p text:style-name="P30"><text:soft-page-break/><text:span text:style-name="T21"><text:s text:c="8"/></text:span><text:span text:style-name="T18">5.3 Testes unitários</text:span></text:p>
      <text:p text:style-name="P30"><text:span text:style-name="T21"><text:s text:c="8"/></text:span><text:span text:style-name="T18">5</text:span><text:span text:style-name="T21">.</text:span><text:span text:style-name="T20">3</text:span><text:span text:style-name="T21"> Prototipação</text:span></text:p>
      <text:p text:style-name="P38"><text:s text:c="16"/><text:span text:style-name="T25">5</text:span>.3.1 Produto gerado: Protótipo para avaliação e validação</text:p>
      <text:p text:style-name="P30"><text:span text:style-name="T21"><text:s text:c="8"/></text:span><text:span text:style-name="T18">5</text:span><text:span text:style-name="T21">.4 </text:span><text:span text:style-name="T20">Validação</text:span></text:p>
      <text:p text:style-name="P39"><text:s text:c="16"/><text:span text:style-name="T25">5</text:span>.4.1 Produto gerado: Feedback documentado</text:p>
      <text:p text:style-name="P39"><text:s text:c="8"/><text:span text:style-name="T25">5</text:span>.5 Análise de iteração</text:p>
      <text:p text:style-name="P39"><text:s text:c="16"/><text:span text:style-name="T25">5</text:span>.5.1 Relatos de inconformidades e requisições de alterações</text:p>
      <text:p text:style-name="P39"><text:s text:c="8"/><text:span text:style-name="T25">5</text:span>.6 Planejamento de próxima iteração</text:p>
      <text:p text:style-name="P39"><text:s text:c="16"/><text:span text:style-name="T25">5</text:span>.6.1 Produto gerado: Plano de projeto da iteração X + 1.</text:p>
      <text:p text:style-name="P39"/>
      <text:p text:style-name="P41"><text:span text:style-name="T17">O</text:span><text:span text:style-name="T16">bs.: Para as duas primeiras fases será usado uma base de stakeholders formado por um grupo de pessoas interessadas, sem qualquer pagamento. Após terminadas essas duas fases, um grupo diferente será usado para cada iteração para atividades de validação. Os modelos para cada produto gerado devem ser analisados para identificação de prováveis tarefas adicionais para cada fase. </text:span><text:span text:style-name="T18">Nas seções onde foi introduzido o “etc”, serão adicionados (ou não) outros processos, resultados ou produtos, conforme seja considerado necessário pelo Gerente de Projeto.</text:span></text:p>
      <text:p text:style-name="P40"/>
      <text:list xml:id="list212109706126273" text:continue-numbering="true" text:style-name="WWNum2">
        <text:list-item>
          <text:list>
            <text:list-item>
              <text:h text:style-name="P82" text:outline-level="2"><text:bookmark text:name="_Toc464564796"/>Restrições</text:h>
            </text:list-item>
          </text:list>
        </text:list-item>
      </text:list>
      <text:p text:style-name="P29"/>
      <text:list xml:id="list1386262211" text:style-name="L4">
        <text:list-item>
          <text:p text:style-name="P65">O prazo esperado disponível para desenvolver o aplicativo é de <text:span text:style-name="T35">4</text:span> meses;</text:p>
        </text:list-item>
        <text:list-item>
          <text:p text:style-name="P66">A disponibilidade de horário dos integrantes da equipe é de, em média, <text:span text:style-name="T24">1</text:span> hora por dia.</text:p>
        </text:list-item>
      </text:list>
      <text:p text:style-name="P24"/>
      <text:list xml:id="list212110374858688" text:continue-list="list212109706126273" text:style-name="WWNum2">
        <text:list-item>
          <text:list>
            <text:list-item>
              <text:h text:style-name="P82" text:outline-level="2"><text:bookmark text:name="_Toc464564797"/>Riscos</text:h>
            </text:list-item>
          </text:list>
        </text:list-item>
      </text:list>
      <text:p text:style-name="P29"/>
      <text:list xml:id="list213791043" text:style-name="L5">
        <text:list-item>
          <text:p text:style-name="P67">Alguns integrantes da equipe podem se tornar indisponíveis por tempo indeterminado ou novos integrantes podem se unir à equipe, o que afetará negativamente ou positivamente a produtividade da equipe, respectivamente;</text:p>
        </text:list-item>
        <text:list-item>
          <text:p text:style-name="P67">Softwares semelhantes podem surgir, obrigando a equipe a se reunir com quaisquer partes envolvidas que forem consideradas necessárias e rever as <text:soft-page-break/>informações contidas neste documento, bem como quaisquer artefatos já produzidos que forem considerados pertinentes.</text:p>
        </text:list-item>
      </text:list>
      <text:p text:style-name="P15"/>
      <text:list xml:id="list212109816090852" text:continue-list="list212110374858688" text:style-name="WWNum2">
        <text:list-item>
          <text:h text:style-name="P75" text:outline-level="1"><text:bookmark text:name="_Toc464564798"/>When? Quando? Linha do Tempo</text:h>
        </text:list-item>
      </text:list>
      <text:p text:style-name="P29"/>
      <text:p text:style-name="P25">Os principais marcos do projeto serão as reuniões entre as iterações, <text:span text:style-name="T14">definidas na seção 4.2</text:span>, <text:span text:style-name="T14">porém, novos marcos podem ser definidos pelo gerente de projeto, caso ele ache necessário. Tais marcos devem ser comunicados à equipe como um todo, bem como às partes envolvidas que forem consideradas pertinentes. </text:span></text:p>
      <text:p text:style-name="P14"/>
      <text:list xml:id="list212111077513067" text:continue-numbering="true" text:style-name="WWNum2">
        <text:list-item>
          <text:h text:style-name="P77" text:outline-level="1">How much? Quanto? Custos</text:h>
        </text:list-item>
      </text:list>
      <text:p text:style-name="P32"/>
      <text:list xml:id="list212111112646199" text:continue-numbering="true" text:style-name="WWNum2">
        <text:list-header>
          <text:p text:style-name="P69">A equipe de desenvolvimento usará apenas softwares livres, para corte de custos, sobrando apenas:</text:p>
        </text:list-header>
      </text:list>
      <table:table table:name="Tabela6" table:style-name="Tabela6">
        <table:table-column table:style-name="Tabela6.A"/>
        <table:table-column table:style-name="Tabela6.B"/>
        <table:table-row>
          <table:table-cell table:style-name="Tabela6.A1" office:value-type="string">
            <text:list xml:id="list212110660262816" text:continue-numbering="true" text:style-name="WWNum2">
              <text:list-header>
                <text:p text:style-name="P87">Internet</text:p>
              </text:list-header>
            </text:list>
          </table:table-cell>
          <table:table-cell table:style-name="Tabela6.B1" office:value-type="string">
            <text:list xml:id="list212109566626839" text:continue-numbering="true" text:style-name="WWNum2">
              <text:list-header>
                <text:p text:style-name="P87">R$ 150,00</text:p>
              </text:list-header>
            </text:list>
          </table:table-cell>
        </table:table-row>
        <table:table-row>
          <table:table-cell table:style-name="Tabela6.A2" office:value-type="string">
            <text:list xml:id="list212111074204866" text:continue-numbering="true" text:style-name="WWNum2">
              <text:list-header>
                <text:p text:style-name="P87">Energia</text:p>
              </text:list-header>
            </text:list>
          </table:table-cell>
          <table:table-cell table:style-name="Tabela6.B2" office:value-type="string">
            <text:list xml:id="list212110231795518" text:continue-numbering="true" text:style-name="WWNum2">
              <text:list-header>
                <text:p text:style-name="P87">R$ 200,00</text:p>
              </text:list-header>
            </text:list>
          </table:table-cell>
        </table:table-row>
        <table:table-row>
          <table:table-cell table:style-name="Tabela6.A2" office:value-type="string">
            <text:list xml:id="list212109433155276" text:continue-numbering="true" text:style-name="WWNum2">
              <text:list-header>
                <text:p text:style-name="P87">Água</text:p>
              </text:list-header>
            </text:list>
          </table:table-cell>
          <table:table-cell table:style-name="Tabela6.B2" office:value-type="string">
            <text:list xml:id="list212110248569850" text:continue-numbering="true" text:style-name="WWNum2">
              <text:list-header>
                <text:p text:style-name="P87">R$ 120,00</text:p>
              </text:list-header>
            </text:list>
          </table:table-cell>
        </table:table-row>
        <table:table-row>
          <table:table-cell table:style-name="Tabela6.A2" office:value-type="string">
            <text:list xml:id="list212111067660000" text:continue-numbering="true" text:style-name="WWNum2">
              <text:list-header>
                <text:p text:style-name="P87">Aluguel</text:p>
              </text:list-header>
            </text:list>
          </table:table-cell>
          <table:table-cell table:style-name="Tabela6.B2" office:value-type="string">
            <text:list xml:id="list212110782404807" text:continue-numbering="true" text:style-name="WWNum2">
              <text:list-header>
                <text:p text:style-name="P87">R$ 1.500,00</text:p>
              </text:list-header>
            </text:list>
          </table:table-cell>
        </table:table-row>
      </table:table>
      <text:list xml:id="list212110520676599" text:continue-numbering="true" text:style-name="WWNum2">
        <text:list-header>
          <text:p text:style-name="P69"/>
        </text:list-header>
        <text:list-item>
          <text:h text:style-name="P81" text:outline-level="1">Tecnologias</text:h>
        </text:list-item>
      </text:list>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50">Nome</text:p>
          </table:table-cell>
          <table:table-cell table:style-name="Tabela5.A1" office:value-type="string">
            <text:p text:style-name="P50">Descrição</text:p>
          </table:table-cell>
          <table:table-cell table:style-name="Tabela5.A1" office:value-type="string">
            <text:p text:style-name="P50">Versão</text:p>
          </table:table-cell>
          <table:table-cell table:style-name="Tabela5.D1" office:value-type="string">
            <text:p text:style-name="P50">Documentação</text:p>
          </table:table-cell>
        </table:table-row>
        <table:table-row>
          <table:table-cell table:style-name="Tabela5.A10" office:value-type="string">
            <text:p text:style-name="P51">Bizagi</text:p>
          </table:table-cell>
          <table:table-cell table:style-name="Tabela5.B2" office:value-type="string">
            <text:p text:style-name="P51">Modelagem do processo</text:p>
          </table:table-cell>
          <table:table-cell table:style-name="Tabela5.C2" office:value-type="string">
            <text:p text:style-name="P52">3.1.0.011</text:p>
          </table:table-cell>
          <table:table-cell table:style-name="Tabela5.D2" office:value-type="string">
            <text:p text:style-name="P27"><text:bookmark text:name="docs-internal-guid-131deb02-6eb9-7ee5-9a5b-dd97e33cd1e4"/><text:a xlink:type="simple" xlink:href="https://www.bizagi.com/pt" text:style-name="Internet_20_link" text:visited-style-name="Visited_20_Internet_20_Link"><text:span text:style-name="T30">Bizagi</text:span></text:a><text:span text:style-name="T34"> </text:span></text:p>
          </table:table-cell>
        </table:table-row>
        <table:table-row>
          <table:table-cell table:style-name="Tabela5.A10" office:value-type="string">
            <text:p text:style-name="P51">Trello</text:p>
          </table:table-cell>
          <table:table-cell table:style-name="Tabela5.B3" office:value-type="string">
            <text:p text:style-name="P51">Gerenciamento de atividades e tarefas</text:p>
          </table:table-cell>
          <table:table-cell table:style-name="Tabela5.C3" office:value-type="string">
            <text:p text:style-name="P52">-</text:p>
          </table:table-cell>
          <table:table-cell table:style-name="Tabela5.D3" office:value-type="string">
            <text:p text:style-name="P47"><text:a xlink:type="simple" xlink:href="https://trello.com/" text:style-name="Internet_20_link" text:visited-style-name="Visited_20_Internet_20_Link"><text:span text:style-name="T31">Trello</text:span></text:a></text:p>
          </table:table-cell>
        </table:table-row>
        <table:table-row>
          <table:table-cell table:style-name="Tabela5.A10" office:value-type="string">
            <text:p text:style-name="P51">GitHub</text:p>
          </table:table-cell>
          <table:table-cell table:style-name="Tabela5.B4" office:value-type="string">
            <text:p text:style-name="P51">Versionamento e documentação</text:p>
          </table:table-cell>
          <table:table-cell table:style-name="Tabela5.C4" office:value-type="string">
            <text:p text:style-name="P52">-</text:p>
          </table:table-cell>
          <table:table-cell table:style-name="Tabela5.D4" office:value-type="string">
            <text:p text:style-name="P27"><text:bookmark text:name="docs-internal-guid-131deb02-6ebb-6770-62ba-4deb22b4c717"/><text:a xlink:type="simple" xlink:href="https://github.com/" text:style-name="Internet_20_link" text:visited-style-name="Visited_20_Internet_20_Link"><text:span text:style-name="T30">GitHub</text:span></text:a><text:span text:style-name="T34"> </text:span></text:p>
          </table:table-cell>
        </table:table-row>
        <table:table-row>
          <table:table-cell table:style-name="Tabela5.A10" office:value-type="string">
            <text:p text:style-name="P51">WhatsApp</text:p>
          </table:table-cell>
          <table:table-cell table:style-name="Tabela5.B5" office:value-type="string">
            <text:p text:style-name="P51">Comunicação</text:p>
          </table:table-cell>
          <table:table-cell table:style-name="Tabela5.C5" office:value-type="string">
            <text:p text:style-name="P52">-</text:p>
          </table:table-cell>
          <table:table-cell table:style-name="Tabela5.D5" office:value-type="string">
            <text:p text:style-name="P55"/>
          </table:table-cell>
        </table:table-row>
        <table:table-row>
          <table:table-cell table:style-name="Tabela5.A10" office:value-type="string">
            <text:p text:style-name="P51">Pencil</text:p>
          </table:table-cell>
          <table:table-cell table:style-name="Tabela5.B6" office:value-type="string">
            <text:p text:style-name="P51">Prototipa<text:span text:style-name="T33">gem de tela</text:span></text:p>
          </table:table-cell>
          <table:table-cell table:style-name="Tabela5.C6" office:value-type="string">
            <text:p text:style-name="P52">3.0.4</text:p>
          </table:table-cell>
          <table:table-cell table:style-name="Tabela5.D6" office:value-type="string">
            <text:p text:style-name="P27"><text:bookmark text:name="docs-internal-guid-131deb02-6ebb-32b2-04dd-53f6793b450b"/><text:a xlink:type="simple" xlink:href="https://pencil.evolus.vn/" text:style-name="Internet_20_link" text:visited-style-name="Visited_20_Internet_20_Link"><text:span text:style-name="T30">Pencil</text:span></text:a><text:span text:style-name="T34"> </text:span></text:p>
          </table:table-cell>
        </table:table-row>
        <table:table-row>
          <table:table-cell table:style-name="Tabela5.A10" office:value-type="string">
            <text:p text:style-name="P51">PlanningPoker</text:p>
          </table:table-cell>
          <table:table-cell table:style-name="Tabela5.B7" office:value-type="string">
            <text:p text:style-name="P51">Estimativa de esforço das tarefas</text:p>
          </table:table-cell>
          <table:table-cell table:style-name="Tabela5.C7" office:value-type="string">
            <text:p text:style-name="P52">-</text:p>
          </table:table-cell>
          <table:table-cell table:style-name="Tabela5.D7" office:value-type="string">
            <text:p text:style-name="P27"><text:bookmark text:name="docs-internal-guid-131deb02-6ebb-1911-7f6f-7ccd6594efaf"/><text:a xlink:type="simple" xlink:href="https://www.planningpoker.com/" text:style-name="Internet_20_link" text:visited-style-name="Visited_20_Internet_20_Link"><text:span text:style-name="T30">PlanningPoker</text:span></text:a><text:span text:style-name="T34"> </text:span></text:p>
          </table:table-cell>
        </table:table-row>
        <table:table-row>
          <table:table-cell table:style-name="Tabela5.A8" office:value-type="string">
            <text:p text:style-name="P51">Astah</text:p>
          </table:table-cell>
          <table:table-cell table:style-name="Tabela5.B8" office:value-type="string">
            <text:p text:style-name="P51">Arquitetura</text:p>
          </table:table-cell>
          <table:table-cell table:style-name="Tabela5.C8" office:value-type="string">
            <text:p text:style-name="P52">6.9</text:p>
          </table:table-cell>
          <table:table-cell table:style-name="Tabela5.D8" office:value-type="string">
            <text:p text:style-name="P27"><text:bookmark text:name="docs-internal-guid-131deb02-6eba-0d94-cfdd-d55affe542a5"/><text:a xlink:type="simple" xlink:href="http://astah.net/" text:style-name="Internet_20_link" text:visited-style-name="Visited_20_Internet_20_Link"><text:span text:style-name="T30">Astah</text:span></text:a><text:span text:style-name="T34"> </text:span></text:p>
          </table:table-cell>
        </table:table-row>
        <table:table-row>
          <table:table-cell table:style-name="Tabela5.A10" office:value-type="string">
            <text:p text:style-name="P51">NodeJS</text:p>
          </table:table-cell>
          <table:table-cell table:style-name="Tabela5.B9" office:value-type="string">
            <text:p text:style-name="P53">Linguagem lógica</text:p>
          </table:table-cell>
          <table:table-cell table:style-name="Tabela5.C9" office:value-type="string">
            <text:p text:style-name="P52">6.11.2</text:p>
          </table:table-cell>
          <table:table-cell table:style-name="Tabela5.D9" office:value-type="string">
            <text:p text:style-name="P27"><text:bookmark text:name="docs-internal-guid-131deb02-6eba-e425-b42d-68d6ad10818f"/><text:a xlink:type="simple" xlink:href="https://nodejs.org/en/" text:style-name="Internet_20_link" text:visited-style-name="Visited_20_Internet_20_Link"><text:span text:style-name="T30">NodeJS</text:span></text:a><text:span text:style-name="T34"> </text:span></text:p>
          </table:table-cell>
        </table:table-row>
        <table:table-row>
          <table:table-cell table:style-name="Tabela5.A10" office:value-type="string">
            <text:p text:style-name="P53">Shippable</text:p>
          </table:table-cell>
          <table:table-cell table:style-name="Tabela5.B10" office:value-type="string">
            <text:p text:style-name="P53">CI/CD</text:p>
          </table:table-cell>
          <table:table-cell table:style-name="Tabela5.C10" office:value-type="string">
            <text:p text:style-name="P54">-</text:p>
          </table:table-cell>
          <table:table-cell table:style-name="Tabela5.D10" office:value-type="string">
            <text:p text:style-name="P54"><text:a xlink:type="simple" xlink:href="http://docs.shippable.com/" text:style-name="Internet_20_link" text:visited-style-name="Visited_20_Internet_20_Link"><text:span text:style-name="T32">Shippable</text:span></text:a></text:p>
          </table:table-cell>
        </table:table-row>
      </table:table>
      <text:p text:style-name="P70"/>
      <text:p text:style-name="P73"><text:soft-page-break/></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26">Aprovações</text:p>
          </table:table-cell>
          <table:covered-table-cell/>
          <table:covered-table-cell/>
        </table:table-row>
        <table:table-row table:style-name="Table1.2">
          <table:table-cell table:style-name="Table1.A1" office:value-type="string">
            <text:p text:style-name="P26">Participante</text:p>
          </table:table-cell>
          <table:table-cell table:style-name="Table1.A1" office:value-type="string">
            <text:p text:style-name="P26">Assinatura</text:p>
          </table:table-cell>
          <table:table-cell table:style-name="Table1.A1" office:value-type="string">
            <text:p text:style-name="P26">Data</text:p>
          </table:table-cell>
        </table:table-row>
        <table:table-row table:style-name="Table1.3">
          <table:table-cell table:style-name="Table1.A3" office:value-type="string">
            <text:p text:style-name="P48">Gerente de Projeto</text:p>
          </table:table-cell>
          <table:table-cell table:style-name="Table1.A3" office:value-type="string">
            <text:p text:style-name="P12"/>
          </table:table-cell>
          <table:table-cell table:style-name="Table1.A3" office:value-type="string">
            <text:p text:style-name="P12"/>
          </table:table-cell>
        </table:table-row>
        <table:table-row table:style-name="Table1.3">
          <table:table-cell table:style-name="Table1.A3" office:value-type="string">
            <text:p text:style-name="P49">Gerente d<text:span text:style-name="T23">e</text:span> <text:span text:style-name="T23">Requisitos</text:span></text:p>
          </table:table-cell>
          <table:table-cell table:style-name="Table1.A3" office:value-type="string">
            <text:p text:style-name="P12"/>
          </table:table-cell>
          <table:table-cell table:style-name="Table1.A3" office:value-type="string">
            <text:p text:style-name="P12"/>
          </table:table-cell>
        </table:table-row>
        <table:table-row table:style-name="Table1.3">
          <table:table-cell table:style-name="Table1.A5" office:value-type="string">
            <text:p text:style-name="P48">Gerente de Arquitetura</text:p>
          </table:table-cell>
          <table:table-cell table:style-name="Table1.A5" office:value-type="string">
            <text:p text:style-name="P12"/>
          </table:table-cell>
          <table:table-cell table:style-name="Table1.A5" office:value-type="string">
            <text:p text:style-name="P12"/>
          </table:table-cell>
        </table:table-row>
        <table:table-row table:style-name="Table1.3">
          <table:table-cell table:style-name="Table1.A5" office:value-type="string">
            <text:p text:style-name="P48">Gerente de Construção</text:p>
          </table:table-cell>
          <table:table-cell table:style-name="Table1.A5" office:value-type="string">
            <text:p text:style-name="P12"/>
          </table:table-cell>
          <table:table-cell table:style-name="Table1.A5" office:value-type="string">
            <text:p text:style-name="P12"/>
          </table:table-cell>
        </table:table-row>
        <table:table-row table:style-name="Table1.3">
          <table:table-cell table:style-name="Table1.A5" office:value-type="string">
            <text:p text:style-name="P48">Gerente de Testes</text:p>
          </table:table-cell>
          <table:table-cell table:style-name="Table1.A5" office:value-type="string">
            <text:p text:style-name="P12"/>
          </table:table-cell>
          <table:table-cell table:style-name="Table1.A5" office:value-type="string">
            <text:p text:style-name="P12"/>
          </table:table-cell>
        </table:table-row>
      </table:table>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pt" fo:country="B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pt" fo:country="BR"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0835in" fo:margin-bottom="0in"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auto-update="true" style:default-outline-level="3" style:class="text">
      <style:paragraph-properties fo:margin-top="0.0835in" fo:margin-bottom="0in"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365f91"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Descrição" style:family="paragraph" style:parent-style-name="Header" style:default-outline-level="">
      <style:paragraph-properties>
        <style:tab-stops>
          <style:tab-stop style:position="3in" style:type="center"/>
          <style:tab-stop style:position="6in" style:type="right"/>
        </style:tab-stops>
      </style:paragraph-properties>
      <style:text-properties fo:font-size="8pt" fo:language="en" fo:country="US" style:font-name-asian="Times" style:font-family-asian="Times" style:font-family-generic-asian="system" style:font-pitch-asian="variable" style:font-size-asian="8pt" style:language-asian="pt" style:country-asian="BR"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 style:family="paragraph" style:parent-style-name="Standard" style:default-outline-level="" style:class="extra">
      <style:text-properties style:font-name-asian="Times" style:font-family-asian="Times" style:font-family-generic-asian="system" style:font-pitch-asian="variable" style:language-asian="pt" style:country-asian="BR" style:font-name-complex="Times New Roman1" style:font-family-complex="'Times New Roman'"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in" fo:margin-bottom="0in" loext:contextual-spacing="true"/>
      <style:text-properties fo:color="#1f497d" style:font-name="Cambria" fo:font-family="Cambria" style:font-family-generic="roman" style:font-pitch="variable" fo:font-size="14pt" fo:letter-spacing="-0.0071in"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28pt"/>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ab-stops>
          <style:tab-stop style:position="0.3055in"/>
          <style:tab-stop style:position="5.8984in" style:type="right" style:leader-style="dotted" style:leader-text="."/>
        </style:tab-stops>
      </style:paragraph-properties>
    </style:style>
    <style:style style:name="TOC_20_Heading" style:display-name="TOC Heading" style:family="paragraph" style:parent-style-name="Heading_20_1" style:next-style-name="Standard" style:default-outline-level="" style:list-style-name="">
      <style:paragraph-properties fo:margin-top="0.1665in" fo:margin-bottom="0in" loext:contextual-spacing="false" fo:line-height="108%"/>
      <style:text-properties fo:font-size="16pt" fo:font-weight="normal" style:font-size-asian="16pt" style:language-asian="pt" style:country-asian="BR" style:font-weight-asian="normal" style:font-size-complex="16pt" style:font-weight-complex="normal"/>
    </style:style>
    <style:style style:name="Comments" style:family="paragraph" style:parent-style-name="Descrição" style:auto-update="true" style:default-outline-level="">
      <style:text-properties style:font-name="Calibri" fo:font-family="Calibri" style:font-family-generic="roman" style:font-pitch="variable" fo:language="pt" fo:country="BR"/>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Versões" style:family="paragraph" style:default-outline-level="">
      <style:paragraph-properties fo:margin-top="0in" fo:margin-bottom="0in" loext:contextual-spacing="false" fo:line-height="100%" fo:text-align="center" style:justify-single-word="false" fo:orphans="2" fo:widows="2" style:writing-mode="lr-tb"/>
      <style:text-properties fo:color="#00000a" style:font-name="Calibri" fo:font-family="Calibri" style:font-family-generic="roman" style:font-pitch="variable" fo:font-size="11pt" fo:language="pt" fo:country="BR"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Title_20_Char" style:display-name="Title Char" style:family="text" style:parent-style-name="Default_20_Paragraph_20_Font">
      <style:text-properties fo:color="#1f497d" style:font-name="Cambria" fo:font-family="Cambria" style:font-family-generic="roman" style:font-pitch="variable" fo:font-size="14pt" fo:letter-spacing="-0.0071in"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28pt"/>
    </style:style>
    <style:style style:name="Heading_20_2_20_Char" style:display-name="Heading 2 Char" style:family="text" style:parent-style-name="Default_20_Paragraph_20_Font">
      <style:text-properties fo:color="#365f91"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style>
    <style:style style:name="Heading_20_4_20_Char" style:display-name="Heading 4 Char" style:family="text" style:parent-style-name="Default_20_Paragraph_20_Font">
      <style:text-properties fo:color="#365f91"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365f91"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243f6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mbria" fo:font-family="Cambria"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mbria" fo:font-family="Cambria"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Comments_20_Char" style:display-name="Comments Char" style:family="text" style:parent-style-name="Default_20_Paragraph_20_Font">
      <style:text-properties fo:font-size="8pt" style:font-name-asian="Times" style:font-family-asian="Times" style:font-family-generic-asian="system" style:font-pitch-asian="variable" style:font-size-asian="8pt" style:language-asian="pt" style:country-asian="BR" style:font-name-complex="Times New Roman1" style:font-family-complex="'Times New Roman'" style:font-family-generic-complex="system" style:font-pitch-complex="variable" style:font-size-complex="10pt"/>
    </style:style>
    <style:style style:name="Versões_20_Char" style:display-name="Versões Char" style:family="text" style:parent-style-name="Default_20_Paragraph_20_Font">
      <style:text-properties style:font-name="Calibri" fo:font-family="Calibri" style:font-family-generic="roman" style:font-pitch="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Index_20_Link" style:display-name="Index Link" style:family="text"/>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6"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fixed"/>
      </text:list-level-style-bullet>
      <text:list-level-style-bullet text:level="3" text:style-name="ListLabel_20_18"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19"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fixed"/>
      </text:list-level-style-bullet>
      <text:list-level-style-bullet text:level="6" text:style-name="ListLabel_20_21"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22"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fixed"/>
      </text:list-level-style-bullet>
      <text:list-level-style-bullet text:level="9" text:style-name="ListLabel_20_24"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a3" style:family="table">
      <style:table-properties style:width="5.8667in" fo:margin-top="0in" fo:margin-bottom="0in" table:align="center" style:writing-mode="lr-tb"/>
    </style:style>
    <style:style style:name="Tabela3.A" style:family="table-column">
      <style:table-column-properties style:column-width="4.509in"/>
    </style:style>
    <style:style style:name="Tabela3.B" style:family="table-column">
      <style:table-column-properties style:column-width="1.3576in"/>
    </style:style>
    <style:style style:name="Tabela3.1" style:family="table-row">
      <style:table-row-properties style:min-row-height="0.3938in" fo:keep-together="auto"/>
    </style:style>
    <style:style style:name="Tabela3.A1" style:family="table-cell">
      <style:table-cell-properties style:vertical-align="middle" fo:background-color="#ffffff" fo:padding-left="0.075in" fo:padding-right="0.075in" fo:padding-top="0in" fo:padding-bottom="0in" fo:border="0.5pt solid #00000a">
        <style:background-image/>
      </style:table-cell-properties>
    </style:style>
    <style:style style:name="Tabela4" style:family="table">
      <style:table-properties style:width="6.0792in" fo:margin-top="0in" fo:margin-bottom="0in" table:align="center" style:writing-mode="lr-tb"/>
    </style:style>
    <style:style style:name="Tabela4.A" style:family="table-column">
      <style:table-column-properties style:column-width="2.3965in"/>
    </style:style>
    <style:style style:name="Tabela4.B" style:family="table-column">
      <style:table-column-properties style:column-width="3.6826in"/>
    </style:style>
    <style:style style:name="Tabela4.1" style:family="table-row">
      <style:table-row-properties fo:keep-together="auto"/>
    </style:style>
    <style:style style:name="Tabela4.A1" style:family="table-cell">
      <style:table-cell-properties style:vertical-align="middle" fo:background-color="#ffffff" fo:padding-left="0.075in" fo:padding-right="0.075in" fo:padding-top="0in" fo:padding-bottom="0in" fo:border-left="none" fo:border-right="none" fo:border-top="0.5pt solid #00000a" fo:border-bottom="none">
        <style:background-image/>
      </style:table-cell-properties>
    </style:style>
    <style:style style:name="Tabela4.A2" style:family="table-cell">
      <style:table-cell-properties style:vertical-align="middle" fo:background-color="#ffffff" fo:padding-left="0.075in" fo:padding-right="0.075in" fo:padding-top="0in" fo:padding-bottom="0in" fo:border="none">
        <style:background-image/>
      </style:table-cell-properties>
    </style:style>
    <style:style style:name="MP1" style:family="paragraph" style:parent-style-name="Standard">
      <style:paragraph-properties fo:margin-top="0in" fo:margin-bottom="0.1665in" loext:contextual-spacing="false" fo:line-height="100%" fo:text-align="justify" style:justify-single-word="false"/>
      <style:text-properties style:language-asian="pt" style:country-asian="BR" style:font-size-complex="10pt"/>
    </style:style>
    <style:style style:name="MP2" style:family="paragraph" style:parent-style-name="Descrição">
      <style:paragraph-properties fo:margin-top="0in" fo:margin-bottom="0.1665in" loext:contextual-spacing="false" fo:line-height="100%" fo:text-align="justify" style:justify-single-word="false"/>
      <style:text-properties style:language-asian="pt" style:country-asian="BR" style:font-size-complex="10pt"/>
    </style:style>
    <style:style style:name="MP3" style:family="paragraph" style:parent-style-name="Header">
      <style:paragraph-properties fo:margin-top="0in" fo:margin-bottom="0.1665in" loext:contextual-spacing="false" fo:line-height="100%" fo:text-align="justify" style:justify-single-word="false"/>
      <style:text-properties officeooo:rsid="0002080e" officeooo:paragraph-rsid="0002080e" style:language-asian="pt" style:country-asian="BR" style:font-size-complex="10pt"/>
    </style:style>
    <style:style style:name="MP4" style:family="paragraph" style:parent-style-name="Footer">
      <style:paragraph-properties fo:margin-top="0.0835in" fo:margin-bottom="0.0835in" loext:contextual-spacing="false"/>
    </style:style>
    <style:style style:name="MP5" style:family="paragraph" style:parent-style-name="Footer">
      <style:paragraph-properties fo:margin-top="0.0835in" fo:margin-bottom="0.0835in" loext:contextual-spacing="false" fo:text-align="end" style:justify-single-word="false"/>
    </style:style>
    <style:style style:name="MP6" style:family="paragraph" style:parent-style-name="Footer">
      <style:paragraph-properties fo:margin-top="0.0835in" fo:margin-bottom="0.0835in" loext:contextual-spacing="false"/>
      <style:text-properties fo:color="#244061"/>
    </style:style>
    <style:style style:name="MT1" style:family="text">
      <style:text-properties fo:color="#244061"/>
    </style:style>
    <style:style style:name="MT2" style:family="text">
      <style:text-properties text:display="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able:table table:name="Tabela3" table:style-name="Tabela3">
          <table:table-column table:style-name="Tabela3.A"/>
          <table:table-column table:style-name="Tabela3.B"/>
          <table:table-row table:style-name="Tabela3.1">
            <table:table-cell table:style-name="Tabela3.A1" office:value-type="string">
              <text:p text:style-name="MP1"><text:title>Termo de Abertura do Projeto</text:title></text:p>
            </table:table-cell>
            <table:table-cell table:style-name="Tabela3.A1" table:number-rows-spanned="2" office:value-type="string">
              <text:p text:style-name="MP2"><draw:frame draw:style-name="Mfr1" draw:name="Picture 2" text:anchor-type="as-char" svg:width="1.2083in" svg:height="0.5291in" draw:z-index="8"><draw:image xlink:href="Pictures/10000000000001A6000000B954EC9FD77A1EE5FB.jpg" xlink:type="simple" xlink:show="embed" xlink:actuate="onLoad"/></draw:frame></text:p>
            </table:table-cell>
          </table:table-row>
          <table:table-row table:style-name="Tabela3.1">
            <table:table-cell table:style-name="Tabela3.A1" office:value-type="string">
              <text:p text:style-name="MP3">Planta+</text:p>
            </table:table-cell>
            <table:covered-table-cell/>
          </table:table-row>
        </table:table>
        <text:p text:style-name="Header"/>
      </style:header>
      <style:footer>
        <table:table table:name="Tabela4" table:style-name="Tabela4">
          <table:table-column table:style-name="Tabela4.A"/>
          <table:table-column table:style-name="Tabela4.B"/>
          <table:table-row table:style-name="Tabela4.1">
            <table:table-cell table:style-name="Tabela4.A1" office:value-type="string">
              <text:p text:style-name="MP4"><text:file-name text:display="name-and-extension">PlantaPlus-Termo_Abertura.odt</text:file-name></text:p>
            </table:table-cell>
            <table:table-cell table:style-name="Tabela4.A1" office:value-type="string">
              <text:p text:style-name="MP5"><text:span text:style-name="MT1">Página </text:span><text:span text:style-name="MT1"><text:page-number text:select-page="current">8</text:page-number></text:span><text:span text:style-name="MT1"> de </text:span><text:span text:style-name="MT1"><text:page-count>9</text:page-count></text:span></text:p>
            </table:table-cell>
          </table:table-row>
          <table:table-row table:style-name="Tabela4.1">
            <table:table-cell table:style-name="Tabela4.A2" office:value-type="string">
              <text:p text:style-name="MP6">PMO Escritório de Projetos</text:p>
            </table:table-cell>
            <table:table-cell table:style-name="Tabela4.A2" office:value-type="string">
              <text:p text:style-name="MP5"><text:a xlink:type="simple" xlink:href="http://escritoriodeprojetos.com.br/" text:style-name="Internet_20_link" text:visited-style-name="Visited_20_Internet_20_Link"><text:span text:style-name="Internet_20_link"><text:span text:style-name="MT2">http://escritoriodeprojetos.com.br</text:span></text:span></text:a></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4T02:02:00</meta:creation-date>
    <meta:initial-creator>Edu</meta:initial-creator>
    <dc:description>http://www.escritoriodeprojetos.com.br</dc:description>
    <meta:keyword>Template</meta:keyword>
    <meta:keyword>Gerenciamento</meta:keyword>
    <meta:keyword>de</meta:keyword>
    <meta:keyword>Projetos</meta:keyword>
    <dc:language>pt-BR</dc:language>
    <dc:date>2017-09-17T21:20:56.384033000</dc:date>
    <meta:editing-cycles>62</meta:editing-cycles>
    <dc:subject>Nome do Projeto</dc:subject>
    <dc:title>Termo de Abertura do Projeto</dc:title>
    <meta:editing-duration>PT15H32M25S</meta:editing-duration>
    <meta:generator>LibreOffice/5.3.4.2$MacOSX_X86_64 LibreOffice_project/f82d347ccc0be322489bf7da61d7e4ad13fe2ff3</meta:generator>
    <meta:document-statistic meta:table-count="6" meta:image-count="1" meta:object-count="0" meta:page-count="9" meta:paragraph-count="179" meta:word-count="1535" meta:character-count="10134" meta:non-whitespace-character-count="8570"/>
    <meta:user-defined meta:name="AppVersion">15.0000</meta:user-defined>
    <meta:user-defined meta:name="Company">PMO Escritório de Proje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